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size="10pt" officeooo:rsid="000158a4" officeooo:paragraph-rsid="000158a4" style:font-size-asian="10pt" style:font-size-complex="10pt"/>
    </style:style>
    <style:style style:name="P2" style:family="paragraph" style:parent-style-name="Standard">
      <style:text-properties style:font-name="DejaVu Sans" fo:font-size="10pt" officeooo:rsid="0007c32b" officeooo:paragraph-rsid="0007c32b" style:font-size-asian="10pt" style:font-size-complex="10pt"/>
    </style:style>
    <style:style style:name="P3" style:family="paragraph" style:parent-style-name="Standard">
      <style:text-properties style:font-name="DejaVu Sans" fo:font-size="10pt" officeooo:rsid="000979c5" officeooo:paragraph-rsid="000979c5" style:font-size-asian="10pt" style:font-size-complex="10pt"/>
    </style:style>
    <style:style style:name="P4" style:family="paragraph" style:parent-style-name="Standard">
      <style:text-properties style:font-name="DejaVu Sans" fo:font-size="10pt" officeooo:rsid="000acfaf" officeooo:paragraph-rsid="000acfaf" style:font-size-asian="10pt" style:font-size-complex="10pt"/>
    </style:style>
    <style:style style:name="P5" style:family="paragraph" style:parent-style-name="Standard">
      <style:text-properties style:font-name="DejaVu Sans" fo:font-size="10pt" officeooo:rsid="000acfaf" officeooo:paragraph-rsid="000f8734" style:font-size-asian="10pt" style:font-size-complex="10pt"/>
    </style:style>
    <style:style style:name="P6" style:family="paragraph" style:parent-style-name="Standard">
      <style:paragraph-properties fo:margin-left="0cm" fo:margin-right="0cm" fo:text-align="start" style:justify-single-word="false" fo:text-indent="0cm" style:auto-text-indent="false"/>
      <style:text-properties style:font-name="DejaVu Sans" fo:font-size="10pt" officeooo:rsid="00060961" officeooo:paragraph-rsid="00060961" style:font-size-asian="10pt" style:font-size-complex="10pt"/>
    </style:style>
    <style:style style:name="P7" style:family="paragraph" style:parent-style-name="Standard">
      <style:paragraph-properties fo:margin-left="0cm" fo:margin-right="0cm" fo:text-align="start" style:justify-single-word="false" fo:text-indent="0cm" style:auto-text-indent="false"/>
      <style:text-properties style:font-name="DejaVu Sans" fo:font-size="10pt" style:font-size-asian="10pt" style:font-size-complex="10pt"/>
    </style:style>
    <style:style style:name="P8" style:family="paragraph" style:parent-style-name="Standard">
      <style:paragraph-properties fo:margin-left="0cm" fo:margin-right="0cm" fo:text-align="start" style:justify-single-word="false" fo:text-indent="0cm" style:auto-text-indent="false"/>
      <style:text-properties style:font-name="DejaVu Sans" fo:font-size="10pt" officeooo:paragraph-rsid="0013c1f5" style:font-size-asian="10pt" style:font-size-complex="10pt"/>
    </style:style>
    <style:style style:name="P9" style:family="paragraph" style:parent-style-name="Standard">
      <style:paragraph-properties fo:margin-left="0cm" fo:margin-right="0cm" fo:text-align="start" style:justify-single-word="false" fo:text-indent="0cm" style:auto-text-indent="false"/>
      <style:text-properties style:font-name="DejaVu Sans" fo:font-size="10pt" officeooo:paragraph-rsid="0024b105"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text-properties style:font-name="DejaVu Sans" fo:font-size="10pt" officeooo:paragraph-rsid="0028c4c5" style:font-size-asian="10pt" style:font-size-complex="10pt"/>
    </style:style>
    <style:style style:name="P11" style:family="paragraph" style:parent-style-name="Standard">
      <style:paragraph-properties fo:margin-left="0cm" fo:margin-right="0cm" fo:text-align="start" style:justify-single-word="false" fo:text-indent="0cm" style:auto-text-indent="false"/>
      <style:text-properties style:font-name="DejaVu Sans" fo:font-size="10pt" officeooo:rsid="000979c5" officeooo:paragraph-rsid="000f8734"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properties style:font-name="DejaVu Sans" fo:font-size="10pt" officeooo:rsid="00111436" officeooo:paragraph-rsid="00208e90"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style:font-name="DejaVu Sans" fo:font-size="10pt" officeooo:rsid="0013c1f5" officeooo:paragraph-rsid="0013c1f5"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properties style:font-name="DejaVu Sans" fo:font-size="10pt" officeooo:rsid="0013c1f5" officeooo:paragraph-rsid="002208f1"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properties style:font-name="DejaVu Sans" fo:font-size="10pt" officeooo:rsid="0014eefe" officeooo:paragraph-rsid="0014eefe"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properties style:font-name="DejaVu Sans" fo:font-size="10pt" officeooo:rsid="0016e194" officeooo:paragraph-rsid="001d5a0d"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style:font-name="DejaVu Sans" fo:font-size="10pt" officeooo:rsid="00188458" officeooo:paragraph-rsid="00188458"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properties style:font-name="DejaVu Sans" fo:font-size="10pt" officeooo:rsid="0024b105" officeooo:paragraph-rsid="0024b105"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properties style:font-name="DejaVu Sans" fo:font-size="10pt" officeooo:rsid="00271cde" officeooo:paragraph-rsid="00271cde"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properties style:font-name="DejaVu Sans" fo:font-size="10pt" officeooo:rsid="0028c4c5" officeooo:paragraph-rsid="0028c4c5"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properties style:font-name="DejaVu Sans" fo:font-size="10pt" officeooo:rsid="0029b478" officeooo:paragraph-rsid="0029b478"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111436" officeooo:paragraph-rsid="00208e90" style:font-size-asian="10pt" style:font-weight-asian="bold"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13c1f5" officeooo:paragraph-rsid="002208f1" style:font-size-asian="10pt" style:font-weight-asian="bold" style:font-size-complex="10pt" style:font-weight-complex="bold"/>
    </style:style>
    <style:style style:name="P24"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271cde" officeooo:paragraph-rsid="00271cde" style:font-size-asian="10pt" style:font-weight-asian="bold" style:font-size-complex="10pt" style:font-weight-complex="bold"/>
    </style:style>
    <style:style style:name="P25" style:family="paragraph" style:parent-style-name="Standard">
      <style:paragraph-properties fo:margin-left="1.27cm" fo:margin-right="0cm" fo:text-indent="0cm" style:auto-text-indent="false"/>
      <style:text-properties style:font-name="Liberation Mono" fo:font-size="10pt" officeooo:rsid="000acfaf" officeooo:paragraph-rsid="000acfaf" style:font-size-asian="10pt" style:font-size-complex="10pt"/>
    </style:style>
    <style:style style:name="P26" style:family="paragraph" style:parent-style-name="Standard">
      <style:paragraph-properties fo:margin-left="1.27cm" fo:margin-right="0cm" fo:text-align="start" style:justify-single-word="false" fo:text-indent="0cm" style:auto-text-indent="false"/>
      <style:text-properties style:font-name="Liberation Mono" fo:font-size="10pt" officeooo:rsid="000979c5" officeooo:paragraph-rsid="000979c5" style:font-size-asian="10pt" style:font-size-complex="10pt"/>
    </style:style>
    <style:style style:name="P27" style:family="paragraph" style:parent-style-name="Standard">
      <style:paragraph-properties fo:margin-left="1.27cm" fo:margin-right="0cm" fo:text-indent="0cm" style:auto-text-indent="false"/>
      <style:text-properties fo:font-size="8pt" officeooo:rsid="000158a4" officeooo:paragraph-rsid="000158a4" style:font-size-asian="8pt" style:font-size-complex="8pt"/>
    </style:style>
    <style:style style:name="P28" style:family="paragraph" style:parent-style-name="Standard">
      <style:paragraph-properties fo:margin-left="1.27cm" fo:margin-right="0cm" fo:text-align="start" style:justify-single-word="false" fo:text-indent="0cm" style:auto-text-indent="false"/>
      <style:text-properties fo:font-size="8pt" style:font-size-asian="8pt" style:font-size-complex="8pt"/>
    </style:style>
    <style:style style:name="P29" style:family="paragraph" style:parent-style-name="Standard">
      <style:paragraph-properties fo:margin-left="1.27cm" fo:margin-right="0cm" fo:text-align="start" style:justify-single-word="false" fo:text-indent="0cm" style:auto-text-indent="false"/>
      <style:text-properties style:font-name="Monospace" fo:font-size="8pt" style:font-size-asian="8pt" style:font-size-complex="8pt"/>
    </style:style>
    <style:style style:name="P30" style:family="paragraph" style:parent-style-name="Standard">
      <style:paragraph-properties fo:margin-left="1.27cm" fo:margin-right="0cm" fo:text-indent="0cm" style:auto-text-indent="false"/>
      <style:text-properties style:font-name="DejaVu Sans" fo:font-size="10pt" officeooo:rsid="000acfaf" officeooo:paragraph-rsid="000acfaf" style:font-size-asian="10pt" style:font-size-complex="10pt"/>
    </style:style>
    <style:style style:name="P31" style:family="paragraph" style:parent-style-name="Standard">
      <style:paragraph-properties fo:break-before="page"/>
      <style:text-properties style:font-name="DejaVu Sans" fo:font-size="10pt" fo:font-weight="bold" officeooo:rsid="000158a4" officeooo:paragraph-rsid="00060961" style:font-size-asian="10pt" style:font-weight-asian="bold" style:font-size-complex="10pt" style:font-weight-complex="bold"/>
    </style:style>
    <style:style style:name="P32" style:family="paragraph" style:parent-style-name="Standard">
      <style:paragraph-properties fo:break-before="page"/>
      <style:text-properties style:font-name="DejaVu Sans" fo:font-size="10pt" fo:font-weight="bold" officeooo:rsid="000979c5" officeooo:paragraph-rsid="000979c5" style:font-size-asian="10pt" style:font-weight-asian="bold" style:font-size-complex="10pt" style:font-weight-complex="bold"/>
    </style:style>
    <style:style style:name="P33" style:family="paragraph" style:parent-style-name="Standard">
      <style:paragraph-properties fo:margin-left="0cm" fo:margin-right="0cm" fo:text-align="start" style:justify-single-word="false" fo:text-indent="0cm" style:auto-text-indent="false"/>
      <style:text-properties fo:color="#008080" style:font-name="Monospace" fo:font-size="8pt" style:font-size-asian="8pt" style:font-size-complex="8pt"/>
    </style:style>
    <style:style style:name="P34" style:family="paragraph" style:parent-style-name="Standard">
      <style:paragraph-properties fo:margin-left="0cm" fo:margin-right="0cm" fo:text-align="start" style:justify-single-word="false" fo:text-indent="0cm" style:auto-text-indent="false"/>
      <style:text-properties fo:color="#3c3c3c" style:font-name="Monospace" fo:font-size="8pt" style:font-size-asian="8pt" style:font-size-complex="8pt"/>
    </style:style>
    <style:style style:name="P35"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29b478" style:font-size-asian="10pt" style:font-weight-asian="bold" style:font-size-complex="10pt" style:font-weight-complex="bold"/>
    </style:style>
    <style:style style:name="P36"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paragraph-rsid="0024b105" style:font-size-asian="10pt" style:font-weight-asian="bold" style:font-size-complex="10pt" style:font-weight-complex="bold"/>
    </style:style>
    <style:style style:name="P37"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34962c" officeooo:paragraph-rsid="0034962c" style:font-size-asian="10pt" style:font-weight-asian="bold" style:font-size-complex="10pt" style:font-weight-complex="bold"/>
    </style:style>
    <style:style style:name="P38" style:family="paragraph" style:parent-style-name="Standard">
      <style:paragraph-properties fo:margin-left="0cm" fo:margin-right="0cm" fo:text-align="start" style:justify-single-word="false" fo:text-indent="0cm" style:auto-text-indent="false"/>
      <style:text-properties style:font-name="DejaVu Sans" fo:font-size="10pt" officeooo:rsid="002e31b0" officeooo:paragraph-rsid="002e31b0"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properties style:font-name="DejaVu Sans" fo:font-size="10pt" officeooo:rsid="0014eefe" officeooo:paragraph-rsid="003387de" style:font-size-asian="10pt" style:font-size-complex="10pt"/>
    </style:style>
    <style:style style:name="P40" style:family="paragraph" style:parent-style-name="Standard">
      <style:paragraph-properties fo:margin-left="0cm" fo:margin-right="0cm" fo:text-align="start" style:justify-single-word="false" fo:text-indent="0cm" style:auto-text-indent="false"/>
      <style:text-properties style:font-name="DejaVu Sans" fo:font-size="10pt" officeooo:rsid="0014eefe" officeooo:paragraph-rsid="004b347e" style:font-size-asian="10pt" style:font-size-complex="10pt"/>
    </style:style>
    <style:style style:name="P41" style:family="paragraph" style:parent-style-name="Standard">
      <style:paragraph-properties fo:margin-left="0cm" fo:margin-right="0cm" fo:text-align="start" style:justify-single-word="false" fo:text-indent="0cm" style:auto-text-indent="false"/>
      <style:text-properties style:font-name="DejaVu Sans" fo:font-size="10pt" style:font-size-asian="10pt" style:font-size-complex="10pt"/>
    </style:style>
    <style:style style:name="P42" style:family="paragraph" style:parent-style-name="Standard">
      <style:paragraph-properties fo:margin-left="0cm" fo:margin-right="0cm" fo:text-align="start" style:justify-single-word="false" fo:text-indent="0cm" style:auto-text-indent="false"/>
      <style:text-properties style:font-name="DejaVu Sans" fo:font-size="10pt" officeooo:paragraph-rsid="0028c4c5" style:font-size-asian="10pt" style:font-size-complex="10pt"/>
    </style:style>
    <style:style style:name="P43" style:family="paragraph" style:parent-style-name="Standard">
      <style:paragraph-properties fo:margin-left="0cm" fo:margin-right="0cm" fo:text-align="start" style:justify-single-word="false" fo:text-indent="0cm" style:auto-text-indent="false"/>
      <style:text-properties style:font-name="DejaVu Sans" fo:font-size="10pt" officeooo:paragraph-rsid="006ffdc8" style:font-size-asian="10pt" style:font-size-complex="10pt"/>
    </style:style>
    <style:style style:name="P44" style:family="paragraph" style:parent-style-name="Standard">
      <style:paragraph-properties fo:margin-left="0cm" fo:margin-right="0cm" fo:text-align="start" style:justify-single-word="false" fo:text-indent="0cm" style:auto-text-indent="false"/>
      <style:text-properties style:font-name="DejaVu Sans" fo:font-size="10pt" officeooo:rsid="0034962c" officeooo:paragraph-rsid="0034962c" style:font-size-asian="10pt" style:font-size-complex="10pt"/>
    </style:style>
    <style:style style:name="P45" style:family="paragraph" style:parent-style-name="Standard">
      <style:paragraph-properties fo:margin-left="0cm" fo:margin-right="0cm" fo:text-align="start" style:justify-single-word="false" fo:text-indent="0cm" style:auto-text-indent="false"/>
      <style:text-properties style:font-name="DejaVu Sans" fo:font-size="10pt" officeooo:rsid="0036993d" officeooo:paragraph-rsid="0036993d" style:font-size-asian="10pt" style:font-size-complex="10pt"/>
    </style:style>
    <style:style style:name="P46" style:family="paragraph" style:parent-style-name="Standard">
      <style:paragraph-properties fo:margin-left="0cm" fo:margin-right="0cm" fo:text-align="start" style:justify-single-word="false" fo:text-indent="0cm" style:auto-text-indent="false"/>
      <style:text-properties style:font-name="DejaVu Sans" fo:font-size="10pt" officeooo:rsid="0029b478" officeooo:paragraph-rsid="0029b478" style:font-size-asian="10pt" style:font-size-complex="10pt"/>
    </style:style>
    <style:style style:name="P47" style:family="paragraph" style:parent-style-name="Standard">
      <style:paragraph-properties fo:margin-left="0cm" fo:margin-right="0cm" fo:text-align="start" style:justify-single-word="false" fo:text-indent="0cm" style:auto-text-indent="false"/>
      <style:text-properties style:font-name="DejaVu Sans" fo:font-size="10pt" officeooo:rsid="0039c30a" officeooo:paragraph-rsid="0039c30a" style:font-size-asian="10pt" style:font-size-complex="10pt"/>
    </style:style>
    <style:style style:name="P48" style:family="paragraph" style:parent-style-name="Standard">
      <style:paragraph-properties fo:margin-left="0cm" fo:margin-right="0cm" fo:text-align="start" style:justify-single-word="false" fo:text-indent="0cm" style:auto-text-indent="false"/>
      <style:text-properties style:font-name="DejaVu Sans" fo:font-size="10pt" officeooo:rsid="003c8d4a" officeooo:paragraph-rsid="003c8d4a" style:font-size-asian="10pt" style:font-size-complex="10pt"/>
    </style:style>
    <style:style style:name="P49" style:family="paragraph" style:parent-style-name="Standard">
      <style:paragraph-properties fo:margin-left="0cm" fo:margin-right="0cm" fo:text-align="start" style:justify-single-word="false" fo:text-indent="0cm" style:auto-text-indent="false"/>
      <style:text-properties style:font-name="DejaVu Sans" fo:font-size="10pt" officeooo:rsid="006f4edd" officeooo:paragraph-rsid="006f4edd" style:font-size-asian="10pt" style:font-size-complex="10pt"/>
    </style:style>
    <style:style style:name="P50" style:family="paragraph" style:parent-style-name="Standard">
      <style:paragraph-properties fo:margin-left="0cm" fo:margin-right="0cm" fo:text-align="start" style:justify-single-word="false" fo:text-indent="0cm" style:auto-text-indent="false"/>
      <style:text-properties style:font-name="DejaVu Sans" fo:font-size="10pt" officeooo:rsid="0028c4c5" officeooo:paragraph-rsid="006ffdc8" style:font-size-asian="10pt" style:font-size-complex="10pt"/>
    </style:style>
    <style:style style:name="P51" style:family="paragraph" style:parent-style-name="Standard">
      <style:paragraph-properties fo:margin-left="0cm" fo:margin-right="0cm" fo:text-align="start" style:justify-single-word="false" fo:text-indent="0cm" style:auto-text-indent="false"/>
      <style:text-properties style:font-name="DejaVu Sans" fo:font-size="10pt" officeooo:rsid="006ffdc8" officeooo:paragraph-rsid="006ffdc8" style:font-size-asian="10pt" style:font-size-complex="10pt"/>
    </style:style>
    <style:style style:name="P52" style:family="paragraph" style:parent-style-name="Standard">
      <style:paragraph-properties fo:margin-left="0cm" fo:margin-right="0cm" fo:text-align="start" style:justify-single-word="false" fo:text-indent="0cm" style:auto-text-indent="false"/>
      <style:text-properties style:font-name="DejaVu Sans" fo:font-size="10pt" officeooo:rsid="000979c5" officeooo:paragraph-rsid="000979c5" style:font-size-asian="10pt" style:font-size-complex="10pt"/>
    </style:style>
    <style:style style:name="P53"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416570" officeooo:paragraph-rsid="0072d306" style:font-size-asian="10pt" style:font-weight-asian="normal" style:font-size-complex="10pt" style:font-weight-complex="normal"/>
    </style:style>
    <style:style style:name="P54"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749668" officeooo:paragraph-rsid="00749668" style:font-size-asian="10pt" style:font-weight-asian="normal" style:font-size-complex="10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DejaVu Sans" fo:font-size="12pt" fo:font-weight="bold" officeooo:rsid="002e31b0" officeooo:paragraph-rsid="002e31b0" style:font-size-asian="12pt" style:font-weight-asian="bold" style:font-size-complex="12pt" style:font-weight-complex="bold"/>
    </style:style>
    <style:style style:name="P56" style:family="paragraph" style:parent-style-name="Standard">
      <style:paragraph-properties fo:margin-left="0cm" fo:margin-right="0cm" fo:text-align="start" style:justify-single-word="false" fo:text-indent="0cm" style:auto-text-indent="false"/>
      <style:text-properties style:font-name="DejaVu Sans" fo:font-size="8pt" officeooo:rsid="0013c1f5" officeooo:paragraph-rsid="0013c1f5" style:font-size-asian="8pt" style:font-size-complex="8pt"/>
    </style:style>
    <style:style style:name="P5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58"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59"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60" style:family="paragraph" style:parent-style-name="Standard">
      <style:paragraph-properties fo:margin-left="0cm" fo:margin-right="0cm" fo:text-align="start" style:justify-single-word="false" fo:text-indent="0cm" style:auto-text-indent="false"/>
      <style:text-properties style:font-name="Monospace" fo:font-size="8pt" style:text-underline-style="none" style:font-size-asian="8pt" style:font-size-complex="8pt"/>
    </style:style>
    <style:style style:name="P61" style:family="paragraph" style:parent-style-name="Standard">
      <style:paragraph-properties fo:margin-left="0cm" fo:margin-right="0cm" fo:text-align="start" style:justify-single-word="false" fo:text-indent="0cm" style:auto-text-indent="false" fo:break-before="page"/>
      <style:text-properties style:font-name="DejaVu Sans" fo:font-size="10pt" fo:font-weight="bold" officeooo:rsid="0034962c" officeooo:paragraph-rsid="0034962c" style:font-size-asian="10pt" style:font-weight-asian="bold" style:font-size-complex="10pt" style:font-weight-complex="bold"/>
    </style:style>
    <style:style style:name="P62" style:family="paragraph" style:parent-style-name="Standard">
      <style:paragraph-properties fo:margin-left="0cm" fo:margin-right="0cm" fo:text-align="start" style:justify-single-word="false" fo:text-indent="0cm" style:auto-text-indent="false" fo:break-before="page"/>
      <style:text-properties style:font-name="DejaVu Sans" fo:font-size="10pt" fo:font-weight="bold" officeooo:paragraph-rsid="0072d306" style:font-size-asian="10pt" style:font-weight-asian="bold" style:font-size-complex="10pt" style:font-weight-complex="bold"/>
    </style:style>
    <style:style style:name="P63" style:family="paragraph" style:parent-style-name="Standard">
      <style:paragraph-properties fo:margin-left="1.27cm" fo:margin-right="0cm" fo:text-align="start" style:justify-single-word="false" fo:text-indent="0cm" style:auto-text-indent="false"/>
      <style:text-properties fo:color="#3c3c3c" style:font-name="Monospace" fo:font-size="8pt" style:font-size-asian="8pt" style:font-size-complex="8pt"/>
    </style:style>
    <style:style style:name="P64" style:family="paragraph" style:parent-style-name="Standard">
      <style:paragraph-properties fo:margin-left="1.27cm" fo:margin-right="0cm" fo:text-align="start" style:justify-single-word="false" fo:text-indent="0cm" style:auto-text-indent="false"/>
      <style:text-properties fo:color="#000000" style:font-name="Monospace" fo:font-size="8pt" style:font-size-asian="8pt" style:font-size-complex="8pt"/>
    </style:style>
    <style:style style:name="P65" style:family="paragraph" style:parent-style-name="Standard">
      <style:paragraph-properties fo:margin-left="1.27cm" fo:margin-right="0cm" fo:text-align="start" style:justify-single-word="false" fo:text-indent="0cm" style:auto-text-indent="false"/>
      <style:text-properties style:font-name="Monospace" fo:font-size="8pt" style:font-size-asian="8pt" style:font-size-complex="8pt"/>
    </style:style>
    <style:style style:name="P66" style:family="paragraph" style:parent-style-name="Standard">
      <style:paragraph-properties fo:margin-left="1.27cm" fo:margin-right="0cm" fo:text-align="start" style:justify-single-word="false" fo:text-indent="0cm" style:auto-text-indent="false"/>
      <style:text-properties fo:font-size="8pt" style:font-size-asian="8pt" style:font-size-complex="8pt"/>
    </style:style>
    <style:style style:name="P67" style:family="paragraph" style:parent-style-name="Standard">
      <style:paragraph-properties fo:margin-left="1.27cm" fo:margin-right="0cm" fo:text-align="start" style:justify-single-word="false" fo:text-indent="0cm" style:auto-text-indent="false"/>
      <style:text-properties fo:color="#2a6099" style:font-name="Liberation Mono" fo:font-size="8pt" officeooo:paragraph-rsid="0028c4c5" style:font-size-asian="8pt" style:font-size-complex="8pt"/>
    </style:style>
    <style:style style:name="P68" style:family="paragraph" style:parent-style-name="Standard">
      <style:paragraph-properties fo:margin-left="1.27cm" fo:margin-right="0cm" fo:text-align="start" style:justify-single-word="false" fo:text-indent="0cm" style:auto-text-indent="false"/>
      <style:text-properties style:font-name="Liberation Mono" fo:font-size="8pt" style:font-size-asian="8pt" style:font-size-complex="8pt"/>
    </style:style>
    <style:style style:name="P69" style:family="paragraph" style:parent-style-name="Standard">
      <style:paragraph-properties fo:margin-left="1.27cm" fo:margin-right="0cm" fo:text-align="start" style:justify-single-word="false" fo:text-indent="0cm" style:auto-text-indent="false"/>
      <style:text-properties style:font-name="DejaVu Sans" fo:font-size="8pt" style:font-size-asian="8pt" style:font-size-complex="8pt"/>
    </style:style>
    <style:style style:name="P70" style:family="paragraph" style:parent-style-name="Standard">
      <style:text-properties fo:color="#3c3c3c" style:font-name="DejaVu Sans" fo:font-size="10pt" officeooo:rsid="000158a4" officeooo:paragraph-rsid="000158a4" style:font-size-asian="10pt" style:font-size-complex="10pt"/>
    </style:style>
    <style:style style:name="P71" style:family="paragraph" style:parent-style-name="Standard" style:list-style-name="L1">
      <style:text-properties style:font-name="DejaVu Sans" fo:font-size="10pt" officeooo:rsid="000acfaf" officeooo:paragraph-rsid="000acfaf" style:font-size-asian="10pt" style:font-size-complex="10pt"/>
    </style:style>
    <style:style style:name="P72" style:family="paragraph" style:parent-style-name="Standard" style:list-style-name="L2">
      <style:text-properties style:font-name="DejaVu Sans" fo:font-size="10pt" officeooo:rsid="000acfaf" officeooo:paragraph-rsid="000acfaf" style:font-size-asian="10pt" style:font-size-complex="10pt"/>
    </style:style>
    <style:style style:name="P73" style:family="paragraph" style:parent-style-name="Standard">
      <style:text-properties style:font-name="DejaVu Sans" fo:font-size="10pt" fo:font-weight="bold" officeooo:rsid="00416570" officeooo:paragraph-rsid="00416570" style:font-size-asian="10pt" style:font-weight-asian="bold" style:font-size-complex="10pt" style:font-weight-complex="bold"/>
    </style:style>
    <style:style style:name="P74" style:family="paragraph" style:parent-style-name="Standard">
      <style:text-properties style:font-name="DejaVu Sans" fo:font-size="10pt" fo:font-weight="normal" officeooo:rsid="00416570" officeooo:paragraph-rsid="00416570" style:font-size-asian="10pt" style:font-weight-asian="normal" style:font-size-complex="10pt" style:font-weight-complex="normal"/>
    </style:style>
    <style:style style:name="P75" style:family="paragraph" style:parent-style-name="Standard">
      <style:text-properties style:font-name="DejaVu Sans" fo:font-size="10pt" fo:font-weight="normal" officeooo:rsid="00416570" officeooo:paragraph-rsid="0072d306" style:font-size-asian="10pt" style:font-weight-asian="normal" style:font-size-complex="10pt" style:font-weight-complex="normal"/>
    </style:style>
    <style:style style:name="P76" style:family="paragraph" style:parent-style-name="Standard">
      <style:text-properties style:font-name="DejaVu Sans" fo:font-size="10pt" fo:font-weight="normal" officeooo:rsid="004258f8" officeooo:paragraph-rsid="004258f8" style:font-size-asian="10pt" style:font-weight-asian="normal" style:font-size-complex="10pt" style:font-weight-complex="normal"/>
    </style:style>
    <style:style style:name="P77" style:family="paragraph" style:parent-style-name="Standard" style:list-style-name="L4">
      <style:text-properties style:font-name="DejaVu Sans" fo:font-size="10pt" fo:font-weight="normal" officeooo:rsid="004258f8" officeooo:paragraph-rsid="004258f8" style:font-size-asian="10pt" style:font-weight-asian="normal" style:font-size-complex="10pt" style:font-weight-complex="normal"/>
    </style:style>
    <style:style style:name="P78" style:family="paragraph" style:parent-style-name="Standard" style:list-style-name="L4">
      <style:text-properties style:font-name="DejaVu Sans" fo:font-size="10pt" fo:font-weight="normal" officeooo:rsid="004258f8" officeooo:paragraph-rsid="0072d306" style:font-size-asian="10pt" style:font-weight-asian="normal" style:font-size-complex="10pt" style:font-weight-complex="normal"/>
    </style:style>
    <style:style style:name="P79" style:family="paragraph" style:parent-style-name="Standard">
      <style:text-properties style:font-name="DejaVu Sans" fo:font-size="10pt" fo:font-weight="normal" officeooo:rsid="004258f8" officeooo:paragraph-rsid="0072d306" style:font-size-asian="10pt" style:font-weight-asian="normal" style:font-size-complex="10pt" style:font-weight-complex="normal"/>
    </style:style>
    <style:style style:name="P80" style:family="paragraph" style:parent-style-name="Standard">
      <style:text-properties style:font-name="DejaVu Sans" fo:font-size="10pt" fo:font-weight="normal" officeooo:rsid="0055a387" officeooo:paragraph-rsid="0055a387" style:font-size-asian="10pt" style:font-weight-asian="normal" style:font-size-complex="10pt" style:font-weight-complex="normal"/>
    </style:style>
    <style:style style:name="P81" style:family="paragraph" style:parent-style-name="Standard">
      <style:text-properties style:font-name="DejaVu Sans" fo:font-size="10pt" fo:font-weight="normal" officeooo:rsid="0055a387" officeooo:paragraph-rsid="0072d306" style:font-size-asian="10pt" style:font-weight-asian="normal" style:font-size-complex="10pt" style:font-weight-complex="normal"/>
    </style:style>
    <style:style style:name="P82" style:family="paragraph" style:parent-style-name="Standard" style:list-style-name="L5">
      <style:paragraph-properties fo:text-align="start" style:justify-single-word="false"/>
      <style:text-properties style:font-name="DejaVu Sans" fo:font-size="10pt" fo:font-weight="normal" officeooo:rsid="00749668" officeooo:paragraph-rsid="00749668" style:font-size-asian="10pt" style:font-weight-asian="normal" style:font-size-complex="10pt" style:font-weight-complex="normal"/>
    </style:style>
    <style:style style:name="P83"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84" style:family="paragraph" style:parent-style-name="Standard">
      <style:paragraph-properties fo:margin-left="1.27cm" fo:margin-right="0cm" fo:text-align="start" style:justify-single-word="false" fo:text-indent="0cm" style:auto-text-indent="false"/>
      <style:text-properties style:font-name="DejaVu Sans" fo:font-size="8pt" officeooo:rsid="0034962c" officeooo:paragraph-rsid="0034962c" style:font-size-asian="8pt" style:font-size-complex="8pt"/>
    </style:style>
    <style:style style:name="P85" style:family="paragraph" style:parent-style-name="Standard">
      <style:paragraph-properties fo:margin-left="1.27cm" fo:margin-right="0cm" fo:text-align="start" style:justify-single-word="false" fo:text-indent="0cm" style:auto-text-indent="false"/>
      <style:text-properties style:font-name="DejaVu Sans" fo:font-size="8pt" officeooo:rsid="006ffdc8" officeooo:paragraph-rsid="006ffdc8" style:font-size-asian="8pt" style:font-size-complex="8pt"/>
    </style:style>
    <style:style style:name="P86" style:family="paragraph" style:parent-style-name="Standard">
      <style:paragraph-properties fo:margin-left="1.27cm" fo:margin-right="0cm" fo:text-align="start" style:justify-single-word="false" fo:text-indent="0cm" style:auto-text-indent="false"/>
      <style:text-properties fo:color="#3465a4" style:font-name="Liberation Mono" fo:font-size="8pt" officeooo:rsid="0029b478" officeooo:paragraph-rsid="0029b478" style:font-size-asian="8pt" style:font-size-complex="8pt"/>
    </style:style>
    <style:style style:name="P87" style:family="paragraph" style:parent-style-name="Standard">
      <style:paragraph-properties fo:margin-left="1.27cm" fo:margin-right="0cm" fo:text-align="start" style:justify-single-word="false" fo:text-indent="0cm" style:auto-text-indent="false"/>
      <style:text-properties fo:color="#3465a4" style:font-name="Liberation Mono" fo:font-size="8pt" officeooo:rsid="0029b478" officeooo:paragraph-rsid="003bb036" style:font-size-asian="8pt" style:font-size-complex="8pt"/>
    </style:style>
    <style:style style:name="P88" style:family="paragraph" style:parent-style-name="Standard">
      <style:paragraph-properties fo:margin-left="1.27cm" fo:margin-right="0cm" fo:text-align="start" style:justify-single-word="false" fo:text-indent="0cm" style:auto-text-indent="false"/>
      <style:text-properties fo:color="#2a6099" style:font-name="Liberation Mono" fo:font-size="8pt" officeooo:paragraph-rsid="006c0a15" style:font-size-asian="8pt" style:font-size-complex="8pt"/>
    </style:style>
    <style:style style:name="P89" style:family="paragraph" style:parent-style-name="Standard">
      <style:paragraph-properties fo:margin-left="1.27cm" fo:margin-right="0cm" fo:text-align="start" style:justify-single-word="false" fo:text-indent="0cm" style:auto-text-indent="false"/>
      <style:text-properties fo:color="#2a6099" style:font-name="Liberation Mono" fo:font-size="8pt" officeooo:rsid="006f4edd" officeooo:paragraph-rsid="006f4edd" style:font-size-asian="8pt" style:font-size-complex="8pt"/>
    </style:style>
    <style:style style:name="P90" style:family="paragraph" style:parent-style-name="Standard">
      <style:paragraph-properties fo:margin-left="1.27cm" fo:margin-right="0cm" fo:text-align="start" style:justify-single-word="false" fo:text-indent="0cm" style:auto-text-indent="false"/>
      <style:text-properties fo:color="#2a6099" style:font-name="DejaVu Sans" fo:font-size="8pt" officeooo:rsid="003387de" officeooo:paragraph-rsid="003387de" fo:background-color="transparent" style:font-size-asian="8pt" style:font-size-complex="8pt"/>
    </style:style>
    <style:style style:name="P91" style:family="paragraph" style:parent-style-name="Standard">
      <style:paragraph-properties fo:margin-left="1.27cm" fo:margin-right="0cm" fo:text-align="start" style:justify-single-word="false" fo:text-indent="0cm" style:auto-text-indent="false"/>
      <style:text-properties style:font-name="Monospace" fo:font-size="8pt" style:font-size-asian="8pt" style:font-size-complex="8pt"/>
    </style:style>
    <style:style style:name="P92" style:family="paragraph" style:parent-style-name="Standard">
      <style:paragraph-properties fo:margin-left="1.27cm" fo:margin-right="0cm" fo:text-align="start" style:justify-single-word="false" fo:text-indent="0cm" style:auto-text-indent="false"/>
      <style:text-properties fo:font-size="8pt" style:font-size-asian="8pt" style:font-size-complex="8pt"/>
    </style:style>
    <style:style style:name="P93" style:family="paragraph" style:parent-style-name="Standard" style:list-style-name="L3">
      <loext:graphic-properties draw:fill="none"/>
      <style:paragraph-properties fo:margin-left="1.6cm" fo:margin-right="0cm" fo:text-align="start" style:justify-single-word="false" fo:text-indent="-1.199cm" style:auto-text-indent="false" fo:background-color="transparent">
        <style:tab-stops>
          <style:tab-stop style:position="0.997cm"/>
        </style:tab-stops>
      </style:paragraph-properties>
      <style:text-properties style:font-name="DejaVu Sans" fo:font-size="10pt" officeooo:rsid="0039c30a" officeooo:paragraph-rsid="003a3383" style:font-size-asian="10pt" style:font-size-complex="10pt"/>
    </style:style>
    <style:style style:name="P94" style:family="paragraph" style:parent-style-name="Standard" style:list-style-name="L3" style:master-page-name="">
      <loext:graphic-properties draw:fill="none"/>
      <style:paragraph-properties fo:margin-left="1.6cm" fo:margin-right="0cm" fo:text-align="start" style:justify-single-word="false" fo:text-indent="-1.199cm" style:auto-text-indent="false" style:page-number="auto" fo:background-color="transparent">
        <style:tab-stops>
          <style:tab-stop style:position="0.997cm"/>
        </style:tab-stops>
      </style:paragraph-properties>
      <style:text-properties style:font-name="DejaVu Sans" fo:font-size="10pt" officeooo:rsid="0039c30a" officeooo:paragraph-rsid="0039c30a" style:font-size-asian="10pt" style:font-size-complex="10pt"/>
    </style:style>
    <style:style style:name="T1" style:family="text">
      <style:text-properties style:font-name="Monospace"/>
    </style:style>
    <style:style style:name="T2" style:family="text">
      <style:text-properties style:font-name="Monospace" fo:font-size="10pt" style:font-size-asian="10pt"/>
    </style:style>
    <style:style style:name="T3" style:family="text">
      <style:text-properties fo:color="#3c3c3c" style:font-name="Monospace"/>
    </style:style>
    <style:style style:name="T4" style:family="text">
      <style:text-properties fo:color="#3c3c3c" style:font-name="Monospace" fo:font-size="10pt" style:font-size-asian="10pt"/>
    </style:style>
    <style:style style:name="T5" style:family="text">
      <style:text-properties fo:color="#3c3c3c" style:font-name="Monospace"/>
    </style:style>
    <style:style style:name="T6" style:family="text">
      <style:text-properties fo:color="#3c3c3c" style:font-name="Monospace" officeooo:rsid="001e8908"/>
    </style:style>
    <style:style style:name="T7" style:family="text">
      <style:text-properties fo:color="#3c3c3c" fo:font-size="10pt" style:font-size-asian="10pt"/>
    </style:style>
    <style:style style:name="T8" style:family="text">
      <style:text-properties fo:color="#3c3c3c"/>
    </style:style>
    <style:style style:name="T9" style:family="text">
      <style:text-properties fo:color="#7f0055" style:font-name="Monospace" fo:font-weight="bold" style:font-weight-asian="bold"/>
    </style:style>
    <style:style style:name="T10" style:family="text">
      <style:text-properties fo:color="#7f0055" style:font-name="Monospace" fo:font-weight="bold" style:font-weight-asian="bold"/>
    </style:style>
    <style:style style:name="T11" style:family="text">
      <style:text-properties fo:color="#000000" style:font-name="Monospace"/>
    </style:style>
    <style:style style:name="T12" style:family="text">
      <style:text-properties fo:color="#000000" style:font-name="Monospace"/>
    </style:style>
    <style:style style:name="T13" style:family="text">
      <style:text-properties fo:color="#4000c8" style:font-name="Monospace" fo:font-weight="bold" style:font-weight-asian="bold"/>
    </style:style>
    <style:style style:name="T14" style:family="text">
      <style:text-properties fo:color="#0000ff" style:font-name="Monospace"/>
    </style:style>
    <style:style style:name="T15" style:family="text">
      <style:text-properties officeooo:rsid="00060961"/>
    </style:style>
    <style:style style:name="T16" style:family="text">
      <style:text-properties officeooo:rsid="00094c66"/>
    </style:style>
    <style:style style:name="T17" style:family="text">
      <style:text-properties officeooo:rsid="000e62ae"/>
    </style:style>
    <style:style style:name="T18" style:family="text">
      <style:text-properties officeooo:rsid="000f8734"/>
    </style:style>
    <style:style style:name="T19" style:family="text">
      <style:text-properties fo:font-weight="normal" style:font-weight-asian="normal" style:font-weight-complex="normal"/>
    </style:style>
    <style:style style:name="T20" style:family="text">
      <style:text-properties fo:font-weight="normal" officeooo:rsid="000f8734" style:font-weight-asian="normal" style:font-weight-complex="normal"/>
    </style:style>
    <style:style style:name="T21" style:family="text">
      <style:text-properties fo:color="#008080" style:font-name="Monospace"/>
    </style:style>
    <style:style style:name="T22" style:family="text">
      <style:text-properties fo:color="#008080" style:font-name="Monospace" fo:font-size="10pt" style:font-size-asian="10pt"/>
    </style:style>
    <style:style style:name="T23" style:family="text">
      <style:text-properties fo:color="#008080" style:font-name="Monospace"/>
    </style:style>
    <style:style style:name="T24" style:family="text">
      <style:text-properties fo:color="#008080" fo:font-size="10pt" style:font-size-asian="10pt"/>
    </style:style>
    <style:style style:name="T25" style:family="text">
      <style:text-properties fo:color="#008080"/>
    </style:style>
    <style:style style:name="T26" style:family="text">
      <style:text-properties fo:color="#3f7f7f" style:font-name="Monospace"/>
    </style:style>
    <style:style style:name="T27" style:family="text">
      <style:text-properties fo:color="#3f7f7f" style:font-name="Monospace" fo:font-size="10pt" style:font-size-asian="10pt"/>
    </style:style>
    <style:style style:name="T28" style:family="text">
      <style:text-properties fo:color="#3f7f7f" style:font-name="Monospace"/>
    </style:style>
    <style:style style:name="T29" style:family="text">
      <style:text-properties fo:color="#3f7f7f" fo:font-size="10pt" style:font-size-asian="10pt"/>
    </style:style>
    <style:style style:name="T30" style:family="text">
      <style:text-properties fo:color="#3f7f7f"/>
    </style:style>
    <style:style style:name="T31" style:family="text">
      <style:text-properties fo:color="#3f5fbf" style:font-name="Monospace"/>
    </style:style>
    <style:style style:name="T32" style:family="text">
      <style:text-properties fo:color="#3f5fbf" style:font-name="Monospace"/>
    </style:style>
    <style:style style:name="T33" style:family="text">
      <style:text-properties style:text-underline-style="none" officeooo:rsid="003a3383"/>
    </style:style>
    <style:style style:name="T34" style:family="text">
      <style:text-properties officeooo:rsid="001233f5"/>
    </style:style>
    <style:style style:name="T35" style:family="text">
      <style:text-properties officeooo:rsid="0014eefe"/>
    </style:style>
    <style:style style:name="T36" style:family="text">
      <style:text-properties fo:color="#7f007f" style:font-name="Monospace"/>
    </style:style>
    <style:style style:name="T37" style:family="text">
      <style:text-properties fo:color="#7f007f" style:font-name="Monospace" fo:font-size="10pt" style:font-size-asian="10pt"/>
    </style:style>
    <style:style style:name="T38" style:family="text">
      <style:text-properties fo:color="#7f007f" style:font-name="Monospace"/>
    </style:style>
    <style:style style:name="T39" style:family="text">
      <style:text-properties fo:color="#7f007f" fo:font-size="10pt" style:font-size-asian="10pt"/>
    </style:style>
    <style:style style:name="T40" style:family="text">
      <style:text-properties fo:color="#7f007f"/>
    </style:style>
    <style:style style:name="T41" style:family="text">
      <style:text-properties fo:color="#2a00ff" style:font-name="Monospace" fo:font-size="10pt" fo:font-style="italic" style:font-size-asian="10pt" style:font-style-asian="italic"/>
    </style:style>
    <style:style style:name="T42" style:family="text">
      <style:text-properties fo:color="#2a00ff" style:font-name="Monospace" fo:font-style="italic" style:font-style-asian="italic"/>
    </style:style>
    <style:style style:name="T43" style:family="text">
      <style:text-properties fo:color="#2a00ff" style:font-name="Monospace" fo:font-style="italic" style:font-style-asian="italic"/>
    </style:style>
    <style:style style:name="T44" style:family="text">
      <style:text-properties fo:color="#2a00ff" style:font-name="Monospace" fo:font-style="italic" officeooo:rsid="0032357f" style:font-style-asian="italic"/>
    </style:style>
    <style:style style:name="T45" style:family="text">
      <style:text-properties fo:color="#2a00ff" fo:font-size="10pt" fo:font-style="italic" style:font-size-asian="10pt" style:font-style-asian="italic"/>
    </style:style>
    <style:style style:name="T46" style:family="text">
      <style:text-properties fo:color="#2a00ff" fo:font-style="italic" style:font-style-asian="italic"/>
    </style:style>
    <style:style style:name="T47" style:family="text">
      <style:text-properties fo:color="#808080" style:font-name="Monospace"/>
    </style:style>
    <style:style style:name="T48" style:family="text">
      <style:text-properties fo:color="#808080" style:font-name="Monospace"/>
    </style:style>
    <style:style style:name="T49" style:family="text">
      <style:text-properties fo:color="#3f7f5f" style:font-name="Monospace"/>
    </style:style>
    <style:style style:name="T50" style:family="text">
      <style:text-properties fo:color="#3f7f5f" style:font-name="Monospace"/>
    </style:style>
    <style:style style:name="T51" style:family="text">
      <style:text-properties fo:color="#ff0000"/>
    </style:style>
    <style:style style:name="T52" style:family="text">
      <style:text-properties fo:color="#ff0000" officeooo:rsid="0016e194"/>
    </style:style>
    <style:style style:name="T53" style:family="text">
      <style:text-properties fo:color="#ff0000" officeooo:rsid="00382c2d"/>
    </style:style>
    <style:style style:name="T54" style:family="text">
      <style:text-properties fo:color="#ff0000" style:font-name="Monospace"/>
    </style:style>
    <style:style style:name="T55" style:family="text">
      <style:text-properties style:font-name="Liberation Mono"/>
    </style:style>
    <style:style style:name="T56" style:family="text">
      <style:text-properties style:font-name="Liberation Mono" fo:background-color="#fff5ce" loext:char-shading-value="0"/>
    </style:style>
    <style:style style:name="T57" style:family="text">
      <style:text-properties style:font-name="Liberation Mono" officeooo:rsid="0032357f" fo:background-color="#fff5ce" loext:char-shading-value="0"/>
    </style:style>
    <style:style style:name="T58" style:family="text">
      <style:text-properties style:font-name="Liberation Mono" officeooo:rsid="003387de" fo:background-color="#fff5ce" loext:char-shading-value="0"/>
    </style:style>
    <style:style style:name="T59" style:family="text">
      <style:text-properties style:font-name="Liberation Mono" officeooo:rsid="0016e194" fo:background-color="#fff5ce" loext:char-shading-value="0"/>
    </style:style>
    <style:style style:name="T60" style:family="text">
      <style:text-properties style:font-name="Liberation Mono" officeooo:rsid="003387de"/>
    </style:style>
    <style:style style:name="T61" style:family="text">
      <style:text-properties style:font-name="Liberation Mono" officeooo:rsid="0014eefe"/>
    </style:style>
    <style:style style:name="T62" style:family="text">
      <style:text-properties officeooo:rsid="001b264e"/>
    </style:style>
    <style:style style:name="T63" style:family="text">
      <style:text-properties officeooo:rsid="00208e90"/>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6" style:family="text">
      <style:text-properties fo:font-style="italic" style:text-underline-style="solid" style:text-underline-width="auto" style:text-underline-color="font-color" fo:font-weight="normal" officeooo:rsid="000979c5" style:font-style-asian="italic" style:font-weight-asian="normal" style:font-style-complex="italic" style:font-weight-complex="normal"/>
    </style:style>
    <style:style style:name="T67" style:family="text">
      <style:text-properties officeooo:rsid="002208f1"/>
    </style:style>
    <style:style style:name="T68" style:family="text">
      <style:text-properties officeooo:rsid="00235887"/>
    </style:style>
    <style:style style:name="T69" style:family="text">
      <style:text-properties officeooo:rsid="0023c572"/>
    </style:style>
    <style:style style:name="T70" style:family="text">
      <style:text-properties style:text-underline-style="solid" style:text-underline-width="auto" style:text-underline-color="font-color" officeooo:rsid="003a3383"/>
    </style:style>
    <style:style style:name="T71" style:family="text">
      <style:text-properties officeooo:rsid="003387de"/>
    </style:style>
    <style:style style:name="T72" style:family="text">
      <style:text-properties officeooo:rsid="00341c55"/>
    </style:style>
    <style:style style:name="T73" style:family="text">
      <style:text-properties officeooo:rsid="0034962c"/>
    </style:style>
    <style:style style:name="T74" style:family="text">
      <style:text-properties officeooo:rsid="00382938"/>
    </style:style>
    <style:style style:name="T75" style:family="text">
      <style:text-properties officeooo:rsid="00382c2d"/>
    </style:style>
    <style:style style:name="T76" style:family="text">
      <style:text-properties officeooo:rsid="003a3383"/>
    </style:style>
    <style:style style:name="T77" style:family="text">
      <style:text-properties style:font-name="Liberation Mono"/>
    </style:style>
    <style:style style:name="T78" style:family="text">
      <style:text-properties style:font-name="Liberation Mono" fo:background-color="#ffffd7" loext:char-shading-value="0"/>
    </style:style>
    <style:style style:name="T79" style:family="text">
      <style:text-properties officeooo:rsid="003dc270"/>
    </style:style>
    <style:style style:name="T80" style:family="text">
      <style:text-properties officeooo:rsid="004258f8"/>
    </style:style>
    <style:style style:name="T81" style:family="text">
      <style:text-properties officeooo:rsid="0043cca3"/>
    </style:style>
    <style:style style:name="T82" style:family="text">
      <style:text-properties officeooo:rsid="00446f05"/>
    </style:style>
    <style:style style:name="T83" style:family="text">
      <style:text-properties officeooo:rsid="00454354"/>
    </style:style>
    <style:style style:name="T84" style:family="text">
      <style:text-properties fo:font-weight="bold" style:font-weight-asian="bold" style:font-weight-complex="bold"/>
    </style:style>
    <style:style style:name="T85" style:family="text">
      <style:text-properties fo:font-weight="bold" officeooo:rsid="00454354" style:font-weight-asian="bold" style:font-weight-complex="bold"/>
    </style:style>
    <style:style style:name="T86" style:family="text">
      <style:text-properties fo:font-weight="bold" officeooo:rsid="0034962c" style:font-weight-asian="bold" style:font-weight-complex="bold"/>
    </style:style>
    <style:style style:name="T87" style:family="text">
      <style:text-properties fo:font-weight="bold" officeooo:rsid="0028c4c5" style:font-weight-asian="bold" style:font-weight-complex="bold"/>
    </style:style>
    <style:style style:name="T88" style:family="text">
      <style:text-properties fo:font-weight="bold" officeooo:rsid="006ffdc8" style:font-weight-asian="bold" style:font-weight-complex="bold"/>
    </style:style>
    <style:style style:name="T89" style:family="text">
      <style:text-properties fo:font-weight="bold" officeooo:rsid="0072d306" style:font-weight-asian="bold" style:font-weight-complex="bold"/>
    </style:style>
    <style:style style:name="T90" style:family="text">
      <style:text-properties fo:font-weight="bold" officeooo:rsid="00416570" style:font-weight-asian="bold" style:font-weight-complex="bold"/>
    </style:style>
    <style:style style:name="T91" style:family="text">
      <style:text-properties fo:font-weight="bold" officeooo:rsid="004258f8" style:font-weight-asian="bold" style:font-weight-complex="bold"/>
    </style:style>
    <style:style style:name="T92" style:family="text">
      <style:text-properties officeooo:rsid="00461aeb"/>
    </style:style>
    <style:style style:name="T93" style:family="text">
      <style:text-properties officeooo:rsid="00476b30"/>
    </style:style>
    <style:style style:name="T94" style:family="text">
      <style:text-properties officeooo:rsid="00479c7a"/>
    </style:style>
    <style:style style:name="T95" style:family="text">
      <style:text-properties officeooo:rsid="00495a4e"/>
    </style:style>
    <style:style style:name="T96" style:family="text">
      <style:text-properties officeooo:rsid="0049852c"/>
    </style:style>
    <style:style style:name="T97" style:family="text">
      <style:text-properties officeooo:rsid="004a0790"/>
    </style:style>
    <style:style style:name="T98" style:family="text">
      <style:text-properties officeooo:rsid="004b347e"/>
    </style:style>
    <style:style style:name="T99" style:family="text">
      <style:text-properties officeooo:rsid="004c9eb7"/>
    </style:style>
    <style:style style:name="T100" style:family="text">
      <style:text-properties officeooo:rsid="004e5a46"/>
    </style:style>
    <style:style style:name="T101" style:family="text">
      <style:text-properties officeooo:rsid="004ff204"/>
    </style:style>
    <style:style style:name="T102" style:family="text">
      <style:text-properties officeooo:rsid="0050bcbd"/>
    </style:style>
    <style:style style:name="T103" style:family="text">
      <style:text-properties officeooo:rsid="0051aaf3"/>
    </style:style>
    <style:style style:name="T104" style:family="text">
      <style:text-properties officeooo:rsid="0052ff52"/>
    </style:style>
    <style:style style:name="T105" style:family="text">
      <style:text-properties officeooo:rsid="0053aa50"/>
    </style:style>
    <style:style style:name="T106" style:family="text">
      <style:text-properties officeooo:rsid="005721a2"/>
    </style:style>
    <style:style style:name="T107" style:family="text">
      <style:text-properties officeooo:rsid="00572ae2"/>
    </style:style>
    <style:style style:name="T108" style:family="text">
      <style:text-properties officeooo:rsid="00590348"/>
    </style:style>
    <style:style style:name="T109" style:family="text">
      <style:text-properties officeooo:rsid="005aa139"/>
    </style:style>
    <style:style style:name="T110" style:family="text">
      <style:text-properties officeooo:rsid="005cdd2a"/>
    </style:style>
    <style:style style:name="T111" style:family="text">
      <style:text-properties officeooo:rsid="005dcbb0"/>
    </style:style>
    <style:style style:name="T112" style:family="text">
      <style:text-properties officeooo:rsid="005fc1a0"/>
    </style:style>
    <style:style style:name="T113" style:family="text">
      <style:text-properties officeooo:rsid="0068381c"/>
    </style:style>
    <style:style style:name="T114" style:family="text">
      <style:text-properties officeooo:rsid="006c0a15"/>
    </style:style>
    <style:style style:name="T115" style:family="text">
      <style:text-properties fo:font-size="10pt" style:font-size-asian="10pt"/>
    </style:style>
    <style:style style:name="T116" style:family="text">
      <style:text-properties officeooo:rsid="0072d3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Ejemplo de HotRod</text:p>
      <text:p text:style-name="P38"/>
      <text:p text:style-name="P6">Este ejemplo <text:span text:style-name="T16">funciona en Java con Spring, MyBatis y Maven. U</text:span>sa las primitivas CRUD de HotRod para consultar una base de datos Oracle y luego para insertar una transacción nueva.<text:span text:style-name="T93"> Los módulos HotRod LiveSQL y HotRod Nitro no están demostrados en este ejemplo, pero se pueden agregar con configuración extra.</text:span></text:p>
      <text:p text:style-name="P6"/>
      <text:p text:style-name="P6">El ejemplo necesita de un esquema de base de datos Oracle 10g (o <text:span text:style-name="T72">superior</text:span>) existente. Para crear las tablas lea el <text:span text:style-name="T65">Anexo 1 - Preparar las tablas de la base de dato</text:span><text:span text:style-name="T64">s</text:span><text:span text:style-name="T19">.</text:span></text:p>
      <text:p text:style-name="P6"/>
      <text:p text:style-name="P5">Aunque el ejemplo <text:span text:style-name="T18">p</text:span>uede <text:span text:style-name="T18">funcionar </text:span>enteramente <text:span text:style-name="T18">desde </text:span>línea de comando, usualmente es más fácil usar Eclipse para editarlo y modificarlo.<text:span text:style-name="T18"> Para crear el proyecto en Eclipse lea el </text:span><text:span text:style-name="T66">Anexo 2 - Preparar un proyecto Maven en Eclipse</text:span><text:span text:style-name="T20">.</text:span></text:p>
      <text:p text:style-name="P11"/>
      <text:p text:style-name="P22">1.<text:span text:style-name="T63"> Dependencias</text:span></text:p>
      <text:p text:style-name="P12"/>
      <text:p text:style-name="P12">Agreg<text:span text:style-name="T34">ue</text:span> las dependencias de Spring, MyBatis<text:span text:style-name="T94">-Spring</text:span> y HotRod en el <text:span text:style-name="T56">pom.xml</text:span>:</text:p>
      <text:p text:style-name="P7"/>
      <text:p text:style-name="P57"><text:span text:style-name="T3"><text:s text:c="4"/></text:span><text:span text:style-name="T31">&lt;!-- 1. Spring --&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org.springframework</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spring-aop</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5.2.0.RELEASE</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org.springframework</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spring-tx</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5.2.0.RELEASE</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org.springframework</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spring-context</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5.2.0.RELEASE</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commons-dbcp</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commons-dbcp</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1.4</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org.springframework</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spring-jdbc</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5.2.0.RELEASE</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59"/>
      <text:p text:style-name="P57"><text:span text:style-name="T3"><text:s text:c="4"/></text:span><text:span text:style-name="T31">&lt;!-- 2. MyBatis Spring --&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org.mybatis</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mybatis-spring</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2.0.3</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org.mybatis</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mybatis</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3.5.3</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59"/>
      <text:p text:style-name="P57"><text:span text:style-name="T3"><text:s text:c="4"/></text:span><text:span text:style-name="T31">&lt;!-- 3. HotRod --&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org.hotrodorm.hotrod</text:span><text:span text:style-name="T21">&lt;/</text:span><text:span text:style-name="T26">groupId</text:span><text:span text:style-name="T21">&gt;</text:span></text:p>
      <text:p text:style-name="P57"><text:soft-page-break/><text:span text:style-name="T3"><text:s text:c="6"/></text:span><text:span text:style-name="T21">&lt;</text:span><text:span text:style-name="T26">artifactId</text:span><text:span text:style-name="T21">&gt;</text:span><text:span text:style-name="T3">hotrod</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3.1.</text:span><text:span text:style-name="T6">1</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59"/>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org.hotrodorm.hotrod</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hotrod-livesql</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3.1.</text:span><text:span text:style-name="T6">1</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33"/>
      <text:p text:style-name="P58"><text:span text:style-name="T3"><text:s text:c="4"/></text:span><text:span text:style-name="T31">&lt;!-- Driver JDBC Oracle (para las pruebas) --&gt;</text:span></text:p>
      <text:p text:style-name="P60"/>
      <text:p text:style-name="P57"><text:span text:style-name="T3"><text:s text:c="4"/></text:span><text:span text:style-name="T21">&lt;</text:span><text:span text:style-name="T26">dependency</text:span><text:span text:style-name="T21">&gt;</text:span></text:p>
      <text:p text:style-name="P57"><text:span text:style-name="T3"><text:s text:c="6"/></text:span><text:span text:style-name="T21">&lt;</text:span><text:span text:style-name="T26">groupId</text:span><text:span text:style-name="T21">&gt;</text:span><text:span text:style-name="T3">com.oracle.ojdbc</text:span><text:span text:style-name="T21">&lt;/</text:span><text:span text:style-name="T26">groupId</text:span><text:span text:style-name="T21">&gt;</text:span></text:p>
      <text:p text:style-name="P57"><text:span text:style-name="T3"><text:s text:c="6"/></text:span><text:span text:style-name="T21">&lt;</text:span><text:span text:style-name="T26">artifactId</text:span><text:span text:style-name="T21">&gt;</text:span><text:span text:style-name="T3">ojdbc8</text:span><text:span text:style-name="T21">&lt;/</text:span><text:span text:style-name="T26">artifactId</text:span><text:span text:style-name="T21">&gt;</text:span></text:p>
      <text:p text:style-name="P57"><text:span text:style-name="T3"><text:s text:c="6"/></text:span><text:span text:style-name="T21">&lt;</text:span><text:span text:style-name="T26">version</text:span><text:span text:style-name="T21">&gt;</text:span><text:span text:style-name="T3">19.3.0.0</text:span><text:span text:style-name="T21">&lt;/</text:span><text:span text:style-name="T26">version</text:span><text:span text:style-name="T21">&gt;</text:span></text:p>
      <text:p text:style-name="P57"><text:span text:style-name="T3"><text:s text:c="4"/></text:span><text:span text:style-name="T21">&lt;/</text:span><text:span text:style-name="T26">dependency</text:span><text:span text:style-name="T21">&gt;</text:span></text:p>
      <text:p text:style-name="P7"/>
      <text:p text:style-name="P23">2.<text:span text:style-name="T67"> HotRod Maven Plugin</text:span></text:p>
      <text:p text:style-name="P14"/>
      <text:p text:style-name="P14"><text:span text:style-name="T68">En la sección build/plugins del archivo pom.xml a</text:span>gregue<text:span text:style-name="T69"> la configuración del plugin de HotRod</text:span>:</text:p>
      <text:p text:style-name="P13"/>
      <text:p text:style-name="P56"><text:span text:style-name="T3"><text:s text:c="2"/></text:span><text:span text:style-name="T21">&lt;</text:span><text:span text:style-name="T26">build</text:span><text:span text:style-name="T21">&gt;</text:span></text:p>
      <text:p text:style-name="P57"><text:span text:style-name="T3"><text:s text:c="4"/></text:span><text:span text:style-name="T21">&lt;</text:span><text:span text:style-name="T26">plugins</text:span><text:span text:style-name="T21">&gt;</text:span></text:p>
      <text:p text:style-name="P34"/>
      <text:p text:style-name="P57"><text:span text:style-name="T3"><text:s text:c="6"/></text:span><text:span text:style-name="T21">&lt;</text:span><text:span text:style-name="T26">plugin</text:span><text:span text:style-name="T21">&gt;</text:span></text:p>
      <text:p text:style-name="P57"><text:span text:style-name="T3"><text:s text:c="8"/></text:span><text:span text:style-name="T21">&lt;</text:span><text:span text:style-name="T26">groupId</text:span><text:span text:style-name="T21">&gt;</text:span><text:span text:style-name="T3">org.hotrodorm.hotrod</text:span><text:span text:style-name="T21">&lt;/</text:span><text:span text:style-name="T26">groupId</text:span><text:span text:style-name="T21">&gt;</text:span></text:p>
      <text:p text:style-name="P57"><text:span text:style-name="T3"><text:s text:c="8"/></text:span><text:span text:style-name="T21">&lt;</text:span><text:span text:style-name="T26">artifactId</text:span><text:span text:style-name="T21">&gt;</text:span><text:span text:style-name="T3">hotrod-maven-plugin</text:span><text:span text:style-name="T21">&lt;/</text:span><text:span text:style-name="T26">artifactId</text:span><text:span text:style-name="T21">&gt;</text:span></text:p>
      <text:p text:style-name="P57"><text:span text:style-name="T3"><text:s text:c="8"/></text:span><text:span text:style-name="T21">&lt;</text:span><text:span text:style-name="T26">version</text:span><text:span text:style-name="T21">&gt;</text:span><text:span text:style-name="T3">3.1.</text:span><text:span text:style-name="T6">1</text:span><text:span text:style-name="T21">&lt;/</text:span><text:span text:style-name="T26">version</text:span><text:span text:style-name="T21">&gt;</text:span></text:p>
      <text:p text:style-name="P57"><text:span text:style-name="T3"><text:s text:c="8"/></text:span><text:span text:style-name="T21">&lt;</text:span><text:span text:style-name="T26">configuration</text:span><text:span text:style-name="T21">&gt;</text:span></text:p>
      <text:p text:style-name="P57"><text:span text:style-name="T3"><text:s text:c="10"/></text:span><text:span text:style-name="T21">&lt;</text:span><text:span text:style-name="T26">configfile</text:span><text:span text:style-name="T21">&gt;</text:span><text:span text:style-name="T54">./hotrod.xml</text:span><text:span text:style-name="T21">&lt;/</text:span><text:span text:style-name="T26">configfile</text:span><text:span text:style-name="T21">&gt;</text:span></text:p>
      <text:p text:style-name="P57"><text:span text:style-name="T3"><text:s text:c="10"/></text:span><text:span text:style-name="T21">&lt;</text:span><text:span text:style-name="T26">generator</text:span><text:span text:style-name="T21">&gt;</text:span><text:span text:style-name="T3">MyBatis-Spring</text:span><text:span text:style-name="T21">&lt;/</text:span><text:span text:style-name="T26">generator</text:span><text:span text:style-name="T21">&gt;</text:span></text:p>
      <text:p text:style-name="P57"><text:span text:style-name="T3"><text:s text:c="10"/></text:span><text:span text:style-name="T21">&lt;</text:span><text:span text:style-name="T26">localproperties</text:span><text:span text:style-name="T21">&gt;</text:span><text:span text:style-name="T54">./hotrod-local.properties</text:span><text:span text:style-name="T21">&lt;/</text:span><text:span text:style-name="T26">localproperties</text:span><text:span text:style-name="T21">&gt;</text:span></text:p>
      <text:p text:style-name="P57"><text:span text:style-name="T3"><text:s text:c="8"/></text:span><text:span text:style-name="T21">&lt;/</text:span><text:span text:style-name="T26">configuration</text:span><text:span text:style-name="T21">&gt;</text:span></text:p>
      <text:p text:style-name="P57"><text:span text:style-name="T3"><text:s text:c="8"/></text:span><text:span text:style-name="T21">&lt;</text:span><text:span text:style-name="T26">dependencies</text:span><text:span text:style-name="T21">&gt;</text:span></text:p>
      <text:p text:style-name="P57"><text:span text:style-name="T3"><text:s text:c="10"/></text:span><text:span text:style-name="T21">&lt;</text:span><text:span text:style-name="T26">dependency</text:span><text:span text:style-name="T21">&gt;</text:span></text:p>
      <text:p text:style-name="P57"><text:span text:style-name="T3"><text:s text:c="12"/></text:span><text:span text:style-name="T21">&lt;</text:span><text:span text:style-name="T26">groupId</text:span><text:span text:style-name="T21">&gt;</text:span><text:span text:style-name="T3">com.oracle.ojdbc</text:span><text:span text:style-name="T21">&lt;/</text:span><text:span text:style-name="T26">groupId</text:span><text:span text:style-name="T21">&gt;</text:span></text:p>
      <text:p text:style-name="P57"><text:span text:style-name="T3"><text:s text:c="12"/></text:span><text:span text:style-name="T21">&lt;</text:span><text:span text:style-name="T26">artifactId</text:span><text:span text:style-name="T21">&gt;</text:span><text:span text:style-name="T3">ojdbc8</text:span><text:span text:style-name="T21">&lt;/</text:span><text:span text:style-name="T26">artifactId</text:span><text:span text:style-name="T21">&gt;</text:span></text:p>
      <text:p text:style-name="P57"><text:span text:style-name="T3"><text:s text:c="12"/></text:span><text:span text:style-name="T21">&lt;</text:span><text:span text:style-name="T26">version</text:span><text:span text:style-name="T21">&gt;</text:span><text:span text:style-name="T3">19.3.0.0</text:span><text:span text:style-name="T21">&lt;/</text:span><text:span text:style-name="T26">version</text:span><text:span text:style-name="T21">&gt;</text:span></text:p>
      <text:p text:style-name="P57"><text:span text:style-name="T3"><text:s text:c="10"/></text:span><text:span text:style-name="T21">&lt;/</text:span><text:span text:style-name="T26">dependency</text:span><text:span text:style-name="T21">&gt;</text:span></text:p>
      <text:p text:style-name="P57"><text:span text:style-name="T3"><text:s text:c="8"/></text:span><text:span text:style-name="T21">&lt;/</text:span><text:span text:style-name="T26">dependencies</text:span><text:span text:style-name="T21">&gt;</text:span></text:p>
      <text:p text:style-name="P57"><text:span text:style-name="T3"><text:s text:c="6"/></text:span><text:span text:style-name="T21">&lt;/</text:span><text:span text:style-name="T26">plugin</text:span><text:span text:style-name="T21">&gt;</text:span></text:p>
      <text:p text:style-name="P34"/>
      <text:p text:style-name="P57"><text:span text:style-name="T3"><text:s text:c="4"/></text:span><text:span text:style-name="T21">&lt;/</text:span><text:span text:style-name="T26">plugins</text:span><text:span text:style-name="T21">&gt;</text:span></text:p>
      <text:p text:style-name="P57"><text:span text:style-name="T3"><text:s text:c="2"/></text:span><text:span text:style-name="T21">&lt;/</text:span><text:span text:style-name="T26">build</text:span><text:span text:style-name="T21">&gt;</text:span></text:p>
      <text:p text:style-name="P8"/>
      <text:p text:style-name="P18">Esta <text:span text:style-name="T95">configuracion </text:span>del plugin <text:span text:style-name="T95">especifica la </text:span>ubicación de dos archivos adicionales <text:span text:style-name="T95">(en rojo) que se detallan a c</text:span>ontinuación. <text:span text:style-name="T95">La ubicación de estos archivos puede modificarse a gusto. Por último, también</text:span> especifica el driver JDBC a utilizar <text:span text:style-name="T96">durante la </text:span>genera<text:span text:style-name="T96">ción de código (no para runtime)</text:span>.</text:p>
      <text:p text:style-name="P18"/>
      <text:p text:style-name="P36"><text:span text:style-name="T35">3. Configuración común de HotRod</text:span></text:p>
      <text:p text:style-name="P9"/>
      <text:p text:style-name="P9"><text:span text:style-name="T35">De acuerdo a la configuración del plugin, prepare el archivo de configuración de HotRod (en este caso </text:span><text:span text:style-name="T56">./hotrod.xml</text:span>):</text:p>
      <text:p text:style-name="P7"/>
      <text:p text:style-name="P69"><text:span text:style-name="T21">&lt;?</text:span><text:span text:style-name="T26">xml</text:span><text:span text:style-name="T1"> </text:span><text:span text:style-name="T36">version</text:span><text:span text:style-name="T3">=</text:span><text:span text:style-name="T42">"1.0"</text:span><text:span text:style-name="T21">?&gt;</text:span></text:p>
      <text:p text:style-name="P28"><text:span text:style-name="T21">&lt;!</text:span><text:span text:style-name="T26">DOCTYPE</text:span><text:span text:style-name="T1"> </text:span><text:span text:style-name="T21">hotrod</text:span><text:span text:style-name="T1"> </text:span><text:span text:style-name="T47">SYSTEM</text:span><text:span text:style-name="T1"> </text:span><text:span text:style-name="T49">"hotrod.dtd"</text:span><text:span text:style-name="T21">&gt;</text:span></text:p>
      <text:p text:style-name="P29"/>
      <text:p text:style-name="P28"><text:span text:style-name="T21">&lt;</text:span><text:span text:style-name="T26">hotrod</text:span><text:span text:style-name="T21">&gt;</text:span></text:p>
      <text:p text:style-name="P29"/>
      <text:p text:style-name="P28"><text:span text:style-name="T3"><text:s text:c="2"/></text:span><text:span text:style-name="T21">&lt;</text:span><text:span text:style-name="T26">generators</text:span><text:span text:style-name="T21">&gt;</text:span></text:p>
      <text:p text:style-name="P28"><text:span text:style-name="T3"><text:s text:c="4"/></text:span><text:span text:style-name="T21">&lt;</text:span><text:span text:style-name="T26">mybatis-spring</text:span><text:span text:style-name="T21">&gt;</text:span></text:p>
      <text:p text:style-name="P28"><text:span text:style-name="T3"><text:s text:c="6"/></text:span><text:span text:style-name="T21">&lt;</text:span><text:span text:style-name="T26">daos</text:span><text:span text:style-name="T1"> </text:span><text:span text:style-name="T36">package</text:span><text:span text:style-name="T3">=</text:span><text:span text:style-name="T42">"com.app.persistenc</text:span><text:span text:style-name="T44">ia</text:span><text:span text:style-name="T42">"</text:span><text:span text:style-name="T1"> </text:span><text:span text:style-name="T21">/&gt;</text:span></text:p>
      <text:p text:style-name="P28"><text:span text:style-name="T3"><text:s text:c="6"/></text:span><text:span text:style-name="T21">&lt;</text:span><text:span text:style-name="T26">mappers</text:span><text:span text:style-name="T1"> </text:span><text:span text:style-name="T36">dir</text:span><text:span text:style-name="T3">=</text:span><text:span text:style-name="T42">"mappers"</text:span><text:span text:style-name="T1"> </text:span><text:span text:style-name="T21">/&gt;</text:span></text:p>
      <text:p text:style-name="P28"><text:span text:style-name="T3"><text:s text:c="4"/></text:span><text:span text:style-name="T21">&lt;/</text:span><text:span text:style-name="T26">mybatis-spring</text:span><text:span text:style-name="T21">&gt;</text:span></text:p>
      <text:p text:style-name="P28"><text:span text:style-name="T3"><text:s text:c="2"/></text:span><text:span text:style-name="T21">&lt;/</text:span><text:span text:style-name="T26">generators</text:span><text:span text:style-name="T21">&gt;</text:span></text:p>
      <text:p text:style-name="P29"/>
      <text:p text:style-name="P28"><text:span text:style-name="T3"><text:s text:c="2"/></text:span><text:span text:style-name="T21">&lt;</text:span><text:span text:style-name="T26">table</text:span><text:span text:style-name="T1"> </text:span><text:span text:style-name="T36">name</text:span><text:span text:style-name="T3">=</text:span><text:span text:style-name="T42">"cuenta"</text:span><text:span text:style-name="T1"> </text:span><text:span text:style-name="T21">/&gt;</text:span></text:p>
      <text:p text:style-name="P28"><text:span text:style-name="T3"><text:s text:c="2"/></text:span><text:span text:style-name="T21">&lt;</text:span><text:span text:style-name="T26">table</text:span><text:span text:style-name="T1"> </text:span><text:span text:style-name="T36">name</text:span><text:span text:style-name="T3">=</text:span><text:span text:style-name="T42">"transaccion"</text:span><text:span text:style-name="T1"> </text:span><text:span text:style-name="T21">/&gt;</text:span></text:p>
      <text:p text:style-name="P63"><text:soft-page-break/><text:s text:c="2"/></text:p>
      <text:p text:style-name="P28"><text:span text:style-name="T21">&lt;/</text:span><text:span text:style-name="T26">hotrod</text:span><text:span text:style-name="T21">&gt;</text:span></text:p>
      <text:p text:style-name="P7"/>
      <text:p text:style-name="P40"><text:span text:style-name="T62">Esta configuración establece que </text:span>las clases Java serán generadas <text:span text:style-name="T97">dentro de</text:span> <text:span text:style-name="T56">src/main/java</text:span> <text:span text:style-name="T97">en </text:span>el package <text:s/><text:span text:style-name="T56">com.app.persistenc</text:span><text:span text:style-name="T57">ia</text:span> y los archivos de soporte (SQL Mappers de MyBatis) serán generados en <text:span text:style-name="T56">src/main/resources/mappers</text:span>.<text:span text:style-name="T71"> Este ejemplo muestra una configuración básica que puede ser ampliada para agregar más objetos de la base de datos, así como una serie de funcionalidades adicionales.</text:span></text:p>
      <text:p text:style-name="P40"/>
      <text:p text:style-name="P40"><text:span text:style-name="T98">Ahora cree el directorio faltante </text:span><text:span text:style-name="T56">src/main/resources</text:span><text:span text:style-name="T58">:</text:span></text:p>
      <text:p text:style-name="P39"><text:span text:style-name="T58"/></text:p>
      <text:p text:style-name="P90"><text:span text:style-name="T60">m</text:span><text:span text:style-name="T55">kdir </text:span><text:span text:style-name="T61">src/main/resources</text:span></text:p>
      <text:p text:style-name="P15"/>
      <text:p text:style-name="P24">4. Configuración <text:span text:style-name="T99">local </text:span>de HotRod</text:p>
      <text:p text:style-name="P19"/>
      <text:p text:style-name="P19">Esta configuración puede ser distinta para cada desarrollador dependiendo de los recursos locales de base de datos que disponga. <text:span text:style-name="T100">Si cada desarrollador usa una base de datos local distinta </text:span>este archivo <text:span text:style-name="T100">habitualmente no se guarda en </text:span>el repositorio de código fuente común.</text:p>
      <text:p text:style-name="P16"/>
      <text:p text:style-name="P16"><text:span text:style-name="T101">E</text:span>specifique los detalles de la configuración local de base de datos en el archivo <text:span text:style-name="T56">./hotrod-local.properties</text:span>:</text:p>
      <text:p text:style-name="P7"/>
      <text:p text:style-name="P68">jdbcdriverclass=oracle.jdbc.driver.OracleDriver</text:p>
      <text:p text:style-name="P68">jdbcurl=<text:span text:style-name="T51">jdbc:oracle:thin:@192.168.56.95:1521:orcl</text:span></text:p>
      <text:p text:style-name="P68">jdbcusername=<text:span text:style-name="T52">my_u</text:span><text:span text:style-name="T51">ser</text:span></text:p>
      <text:p text:style-name="P68">jdbcpassword=<text:span text:style-name="T52">my_p</text:span><text:span text:style-name="T51">ass</text:span></text:p>
      <text:p text:style-name="P68">jdbccatalog=</text:p>
      <text:p text:style-name="P68">jdbcschema=<text:span text:style-name="T53">MY_SCHEMA</text:span></text:p>
      <text:p text:style-name="P68">facets=</text:p>
      <text:p text:style-name="P68">display=</text:p>
      <text:p text:style-name="P7"/>
      <text:p text:style-name="P17">Reemplace las secciones en rojo de acuerdo a su sandbox (base de datos de desarrollo).<text:span text:style-name="T113"> Recuerde que en Oracle el nombre de esquema va habitualmente en mayúsculas.</text:span></text:p>
      <text:p text:style-name="P7"/>
      <text:p text:style-name="P37"/>
      <text:p text:style-name="P61">5. Plantilla de MyBatis</text:p>
      <text:p text:style-name="P44"/>
      <text:p text:style-name="P44">El archivo de configuración de MyBatis es generado en base a una plantilla que contiene detalles técnicos de MyBatis. Agregue el archivo <text:span text:style-name="T56">./m</text:span><text:span text:style-name="T59">ybatis-template.xml</text:span>:</text:p>
      <text:p text:style-name="P44"/>
      <text:p text:style-name="P84"><text:span text:style-name="T21">&lt;?</text:span><text:span text:style-name="T26">xml</text:span><text:span text:style-name="T1"> </text:span><text:span text:style-name="T36">version</text:span><text:span text:style-name="T3">=</text:span><text:span text:style-name="T42">"1.0"</text:span><text:span text:style-name="T1"> </text:span><text:span text:style-name="T36">encoding</text:span><text:span text:style-name="T3">=</text:span><text:span text:style-name="T42">"UTF-8"</text:span><text:span text:style-name="T1"> </text:span><text:span text:style-name="T21">?&gt;</text:span></text:p>
      <text:p text:style-name="P28"><text:span text:style-name="T21">&lt;!</text:span><text:span text:style-name="T26">DOCTYPE</text:span><text:span text:style-name="T1"> </text:span><text:span text:style-name="T21">configuration</text:span><text:span text:style-name="T1"> </text:span><text:span text:style-name="T47">PUBLIC</text:span><text:span text:style-name="T1"> </text:span><text:span text:style-name="T21">"-//mybatis.org//DTD Config 3.0//EN"</text:span></text:p>
      <text:p text:style-name="P28"><text:span text:style-name="T1"><text:s text:c="2"/></text:span><text:span text:style-name="T49">"http://mybatis.org/dtd/mybatis-3-config.dtd"</text:span><text:span text:style-name="T21">&gt;</text:span></text:p>
      <text:p text:style-name="P28"><text:span text:style-name="T21">&lt;</text:span><text:span text:style-name="T26">configuration</text:span><text:span text:style-name="T21">&gt;</text:span></text:p>
      <text:p text:style-name="P28"><text:span text:style-name="T3"><text:s text:c="2"/></text:span><text:span text:style-name="T21">&lt;</text:span><text:span text:style-name="T26">settings</text:span><text:span text:style-name="T21">&gt;</text:span></text:p>
      <text:p text:style-name="P28"><text:span text:style-name="T3"><text:s text:c="4"/></text:span><text:span text:style-name="T21">&lt;</text:span><text:span text:style-name="T26">setting</text:span><text:span text:style-name="T1"> </text:span><text:span text:style-name="T36">name</text:span><text:span text:style-name="T3">=</text:span><text:span text:style-name="T42">"logImpl"</text:span><text:span text:style-name="T1"> </text:span><text:span text:style-name="T36">value</text:span><text:span text:style-name="T3">=</text:span><text:span text:style-name="T42">"LOG4J2"</text:span><text:span text:style-name="T1"> </text:span><text:span text:style-name="T21">/&gt;</text:span></text:p>
      <text:p text:style-name="P28"><text:span text:style-name="T3"><text:s text:c="2"/></text:span><text:span text:style-name="T21">&lt;/</text:span><text:span text:style-name="T26">settings</text:span><text:span text:style-name="T21">&gt;</text:span></text:p>
      <text:p text:style-name="P28"><text:span text:style-name="T3"><text:s text:c="2"/></text:span><text:span text:style-name="T21">&lt;</text:span><text:span text:style-name="T26">mappers</text:span><text:span text:style-name="T1"> </text:span><text:span text:style-name="T21">/&gt;</text:span></text:p>
      <text:p text:style-name="P28"><text:span text:style-name="T21">&lt;/</text:span><text:span text:style-name="T26">configuration</text:span><text:span text:style-name="T21">&gt;</text:span></text:p>
      <text:p text:style-name="P44"/>
      <text:p text:style-name="P45">Esta plantilla estándar indica que el logging de MyBatis usará Log4J2. Para más detalles <text:span text:style-name="T102">de configuración </text:span>de este archivo, ver la documentación de MyBatis.</text:p>
      <text:p text:style-name="P7"/>
      <text:p text:style-name="P43"><text:span text:style-name="T86">6</text:span><text:span text:style-name="T87">. </text:span><text:span text:style-name="T88">Configurar Log4j2 y Spring:</text:span></text:p>
      <text:p text:style-name="P50"/>
      <text:p text:style-name="P51">En <text:span text:style-name="T59">src/main/resources</text:span> agregue el archivo <text:span text:style-name="T59">log4j2.xml</text:span>:</text:p>
      <text:p text:style-name="P51"/>
      <text:p text:style-name="P85"><text:span text:style-name="T21">&lt;?</text:span><text:span text:style-name="T26">xml</text:span><text:span text:style-name="T1"> </text:span><text:span text:style-name="T36">version</text:span><text:span text:style-name="T3">=</text:span><text:span text:style-name="T42">"1.0"</text:span><text:span text:style-name="T1"> </text:span><text:span text:style-name="T36">encoding</text:span><text:span text:style-name="T3">=</text:span><text:span text:style-name="T42">"UTF-8"</text:span><text:span text:style-name="T21">?&gt;</text:span></text:p>
      <text:p text:style-name="P28"><text:span text:style-name="T21">&lt;</text:span><text:span text:style-name="T26">Configuration</text:span><text:span text:style-name="T1"> </text:span><text:span text:style-name="T36">status</text:span><text:span text:style-name="T3">=</text:span><text:span text:style-name="T42">"WARN"</text:span><text:span text:style-name="T1"> </text:span><text:span text:style-name="T36">shutdownHook</text:span><text:span text:style-name="T3">=</text:span><text:span text:style-name="T42">"disable"</text:span><text:span text:style-name="T21">&gt;</text:span></text:p>
      <text:p text:style-name="P29"/>
      <text:p text:style-name="P28"><text:span text:style-name="T3"><text:s text:c="2"/></text:span><text:span text:style-name="T21">&lt;</text:span><text:span text:style-name="T26">Appenders</text:span><text:span text:style-name="T21">&gt;</text:span></text:p>
      <text:p text:style-name="P28"><text:span text:style-name="T3"><text:s text:c="4"/></text:span><text:span text:style-name="T21">&lt;</text:span><text:span text:style-name="T26">Console</text:span><text:span text:style-name="T1"> </text:span><text:span text:style-name="T36">name</text:span><text:span text:style-name="T3">=</text:span><text:span text:style-name="T42">"Console"</text:span><text:span text:style-name="T1"> </text:span><text:span text:style-name="T36">target</text:span><text:span text:style-name="T3">=</text:span><text:span text:style-name="T42">"SYSTEM_OUT"</text:span><text:span text:style-name="T21">&gt;</text:span></text:p>
      <text:p text:style-name="P28"><text:span text:style-name="T3"><text:s text:c="6"/></text:span><text:span text:style-name="T21">&lt;</text:span><text:span text:style-name="T26">PatternLayout</text:span><text:span text:style-name="T1"> </text:span><text:span text:style-name="T36">pattern</text:span><text:span text:style-name="T3">=</text:span><text:span text:style-name="T42">"%d{YYYY-MM-dd HH:mm:ss} %-5p [%T] %C{1}(%L) - %m%n"</text:span><text:span text:style-name="T1"> </text:span><text:span text:style-name="T21">/&gt;</text:span></text:p>
      <text:p text:style-name="P28"><text:span text:style-name="T3"><text:s text:c="4"/></text:span><text:span text:style-name="T21">&lt;/</text:span><text:span text:style-name="T26">Console</text:span><text:span text:style-name="T21">&gt;</text:span></text:p>
      <text:p text:style-name="P28"><text:span text:style-name="T3"><text:s text:c="2"/></text:span><text:span text:style-name="T21">&lt;/</text:span><text:span text:style-name="T26">Appenders</text:span><text:span text:style-name="T21">&gt;</text:span></text:p>
      <text:p text:style-name="P29"/>
      <text:p text:style-name="P28"><text:span text:style-name="T3"><text:s text:c="2"/></text:span><text:span text:style-name="T21">&lt;</text:span><text:span text:style-name="T26">Loggers</text:span><text:span text:style-name="T21">&gt;</text:span></text:p>
      <text:p text:style-name="P28"><text:span text:style-name="T3"><text:s text:c="4"/></text:span><text:span text:style-name="T21">&lt;</text:span><text:span text:style-name="T26">Logger</text:span><text:span text:style-name="T1"> </text:span><text:span text:style-name="T36">name</text:span><text:span text:style-name="T3">=</text:span><text:span text:style-name="T42">"com.app.principal.App"</text:span><text:span text:style-name="T1"> </text:span><text:span text:style-name="T36">level</text:span><text:span text:style-name="T3">=</text:span><text:span text:style-name="T42">"info"</text:span><text:span text:style-name="T1"> </text:span><text:span text:style-name="T21">/&gt;</text:span></text:p>
      <text:p text:style-name="P28"><text:span text:style-name="T3"><text:s text:c="4"/></text:span><text:span text:style-name="T31">&lt;!--Logger name="com.app.persistencia.primitives.selectByPK" level="debug" / --&gt;</text:span></text:p>
      <text:p text:style-name="P28"><text:span text:style-name="T3"><text:s text:c="4"/></text:span><text:span text:style-name="T21">&lt;</text:span><text:span text:style-name="T26">Root</text:span><text:span text:style-name="T1"> </text:span><text:span text:style-name="T36">level</text:span><text:span text:style-name="T3">=</text:span><text:span text:style-name="T42">"info"</text:span><text:span text:style-name="T21">&gt;</text:span></text:p>
      <text:p text:style-name="P28"><text:span text:style-name="T3"><text:s text:c="6"/></text:span><text:span text:style-name="T21">&lt;</text:span><text:span text:style-name="T26">AppenderRef</text:span><text:span text:style-name="T1"> </text:span><text:span text:style-name="T36">ref</text:span><text:span text:style-name="T3">=</text:span><text:span text:style-name="T42">"Console"</text:span><text:span text:style-name="T1"> </text:span><text:span text:style-name="T21">/&gt;</text:span></text:p>
      <text:p text:style-name="P28"><text:span text:style-name="T3"><text:s text:c="4"/></text:span><text:span text:style-name="T21">&lt;/</text:span><text:span text:style-name="T26">Root</text:span><text:span text:style-name="T21">&gt;</text:span></text:p>
      <text:p text:style-name="P28"><text:span text:style-name="T3"><text:s text:c="2"/></text:span><text:span text:style-name="T21">&lt;/</text:span><text:span text:style-name="T26">Loggers</text:span><text:span text:style-name="T21">&gt;</text:span></text:p>
      <text:p text:style-name="P29"/>
      <text:p text:style-name="P28"><text:span text:style-name="T21">&lt;/</text:span><text:span text:style-name="T26">Configuration</text:span><text:span text:style-name="T21">&gt;</text:span></text:p>
      <text:p text:style-name="P51"/>
      <text:p text:style-name="P51">En <text:span text:style-name="T59">src/main/resources</text:span> agregue el archivo <text:span text:style-name="T56">spring-configuration</text:span><text:span text:style-name="T59">.xml</text:span>:</text:p>
      <text:p text:style-name="P51"/>
      <text:p text:style-name="P85"><text:span text:style-name="T21">&lt;?</text:span><text:span text:style-name="T26">xml</text:span><text:span text:style-name="T1"> </text:span><text:span text:style-name="T36">version</text:span><text:span text:style-name="T3">=</text:span><text:span text:style-name="T42">"1.0"</text:span><text:span text:style-name="T1"> </text:span><text:span text:style-name="T36">encoding</text:span><text:span text:style-name="T3">=</text:span><text:span text:style-name="T42">"UTF-8"</text:span><text:span text:style-name="T21">?&gt;</text:span></text:p>
      <text:p text:style-name="P28"><text:span text:style-name="T21">&lt;</text:span><text:span text:style-name="T26">beans</text:span><text:span text:style-name="T1"> </text:span><text:span text:style-name="T36">xmlns</text:span><text:span text:style-name="T3">=</text:span><text:span text:style-name="T42">"http://www.springframework.org/schema/beans"</text:span><text:span text:style-name="T1"> </text:span><text:span text:style-name="T36">xmlns:xsi</text:span><text:span text:style-name="T3">=</text:span><text:span text:style-name="T42">"http://www.w3.org/2001/XMLSchema-instance"</text:span></text:p>
      <text:p text:style-name="P28"><text:span text:style-name="T1"><text:s text:c="2"/></text:span><text:span text:style-name="T36">xmlns:p</text:span><text:span text:style-name="T3">=</text:span><text:span text:style-name="T42">"http://www.springframework.org/schema/p"</text:span><text:span text:style-name="T1"> </text:span><text:span text:style-name="T36">xmlns:context</text:span><text:span text:style-name="T3">=</text:span><text:span text:style-name="T42">"http://www.springframework.org/schema/context"</text:span></text:p>
      <text:p text:style-name="P28"><text:span text:style-name="T1"><text:s text:c="2"/></text:span><text:span text:style-name="T36">xmlns:tx</text:span><text:span text:style-name="T3">=</text:span><text:span text:style-name="T42">"http://www.springframework.org/schema/tx"</text:span><text:span text:style-name="T1"> </text:span><text:span text:style-name="T36">xmlns:jee</text:span><text:span text:style-name="T3">=</text:span><text:span text:style-name="T42">"http://www.springframework.org/schema/jee"</text:span></text:p>
      <text:p text:style-name="P28"><text:span text:style-name="T1"><text:s text:c="2"/></text:span><text:span text:style-name="T36">xsi:schemaLocation</text:span><text:span text:style-name="T3">=</text:span><text:span text:style-name="T42">"http://www.springframework.org/schema/beans http://www.springframework.org/schema/beans/spring-beans-3.0.xsd</text:span></text:p>
      <text:p text:style-name="P28"><text:span text:style-name="T42"><text:s text:c="8"/>http://www.springframework.org/schema/aop http://www.springframework.org/schema/aop/spring-aop-3.0.xsd</text:span></text:p>
      <text:p text:style-name="P28"><text:span text:style-name="T42"><text:s text:c="8"/>http://www.springframework.org/schema/context http://www.springframework.org/schema/context/spring-context-3.0.xsd</text:span></text:p>
      <text:p text:style-name="P28"><text:span text:style-name="T42"><text:s text:c="8"/>http://www.springframework.org/schema/jee http://www.springframework.org/schema/jee/spring-jee-3.0.xsd</text:span></text:p>
      <text:p text:style-name="P28"><text:span text:style-name="T42"><text:s text:c="8"/>http://www.springframework.org/schema/tx http://www.springframework.org/schema/tx/spring-tx-3.0.xsd"</text:span><text:span text:style-name="T21">&gt;</text:span></text:p>
      <text:p text:style-name="P29"/>
      <text:p text:style-name="P28"><text:span text:style-name="T3"><text:s text:c="2"/></text:span><text:span text:style-name="T21">&lt;</text:span><text:span text:style-name="T26">context:annotation-config</text:span><text:span text:style-name="T1"> </text:span><text:span text:style-name="T21">/&gt;</text:span></text:p>
      <text:p text:style-name="P29"/>
      <text:p text:style-name="P28"><text:span text:style-name="T3"><text:s text:c="2"/></text:span><text:span text:style-name="T21">&lt;</text:span><text:span text:style-name="T26">tx:annotation-driven</text:span><text:span text:style-name="T1"> </text:span><text:span text:style-name="T36">transaction-manager</text:span><text:span text:style-name="T3">=</text:span><text:span text:style-name="T42">"transactionManager"</text:span><text:span text:style-name="T1"> </text:span><text:span text:style-name="T21">/&gt;</text:span></text:p>
      <text:p text:style-name="P29"/>
      <text:p text:style-name="P29"><text:span text:style-name="T8"><text:s text:c="2"/></text:span><text:span text:style-name="T25">&lt;</text:span><text:span text:style-name="T30">context:component-scan</text:span> <text:span text:style-name="T40">base-package</text:span><text:span text:style-name="T8">=</text:span><text:span text:style-name="T46">"org.hotrod.runtime.spring"</text:span> <text:span text:style-name="T25">/&gt;</text:span></text:p>
      <text:p text:style-name="P28"><text:span text:style-name="T3"><text:s text:c="2"/></text:span><text:span text:style-name="T21">&lt;</text:span><text:span text:style-name="T26">context:component-scan</text:span><text:span text:style-name="T1"> </text:span><text:span text:style-name="T36">base-package</text:span><text:span text:style-name="T3">=</text:span><text:span text:style-name="T42">"com.app"</text:span><text:span text:style-name="T1"> </text:span><text:span text:style-name="T21">/&gt;</text:span></text:p>
      <text:p text:style-name="P29"><text:span text:style-name="T21"/></text:p>
      <text:p text:style-name="P28"><text:soft-page-break/><text:span text:style-name="T3"><text:s text:c="2"/></text:span><text:span text:style-name="T21">&lt;</text:span><text:span text:style-name="T26">bean</text:span><text:span text:style-name="T1"> </text:span><text:span text:style-name="T36">name</text:span><text:span text:style-name="T3">=</text:span><text:span text:style-name="T42">"dataSource"</text:span><text:span text:style-name="T1"> </text:span><text:span text:style-name="T36">class</text:span><text:span text:style-name="T3">=</text:span><text:span text:style-name="T42">"org.apache.commons.dbcp.BasicDataSource"</text:span><text:span text:style-name="T1"> </text:span><text:span text:style-name="T36">destroy-method</text:span><text:span text:style-name="T3">=</text:span><text:span text:style-name="T42">"close"</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driverClassName"</text:span><text:span text:style-name="T1"> </text:span><text:span text:style-name="T36">value</text:span><text:span text:style-name="T3">=</text:span><text:span text:style-name="T42">"oracle.jdbc.driver.OracleDriver"</text:span><text:span text:style-name="T1"> </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url"</text:span><text:span text:style-name="T1"> </text:span><text:span text:style-name="T36">value</text:span><text:span text:style-name="T3">=</text:span><text:span text:style-name="T42">"jdbc:oracle:thin:@192.168.56.95:1521:orcl"</text:span><text:span text:style-name="T1"> </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username"</text:span><text:span text:style-name="T1"> </text:span><text:span text:style-name="T36">value</text:span><text:span text:style-name="T3">=</text:span><text:span text:style-name="T42">"user1"</text:span><text:span text:style-name="T1"> </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password"</text:span><text:span text:style-name="T1"> </text:span><text:span text:style-name="T36">value</text:span><text:span text:style-name="T3">=</text:span><text:span text:style-name="T42">"pass1"</text:span><text:span text:style-name="T1"> </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maxIdle"</text:span><text:span text:style-name="T1"> </text:span><text:span text:style-name="T36">value</text:span><text:span text:style-name="T3">=</text:span><text:span text:style-name="T42">"5"</text:span><text:span text:style-name="T1"> </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maxActive"</text:span><text:span text:style-name="T1"> </text:span><text:span text:style-name="T36">value</text:span><text:span text:style-name="T3">=</text:span><text:span text:style-name="T42">"10"</text:span><text:span text:style-name="T1"> </text:span><text:span text:style-name="T21">/&gt;</text:span></text:p>
      <text:p text:style-name="P28"><text:span text:style-name="T3"><text:s text:c="2"/></text:span><text:span text:style-name="T21">&lt;/</text:span><text:span text:style-name="T26">bean</text:span><text:span text:style-name="T21">&gt;</text:span></text:p>
      <text:p text:style-name="P29"/>
      <text:p text:style-name="P28"><text:span text:style-name="T3"><text:s text:c="2"/></text:span><text:span text:style-name="T21">&lt;</text:span><text:span text:style-name="T26">bean</text:span><text:span text:style-name="T1"> </text:span><text:span text:style-name="T36">id</text:span><text:span text:style-name="T3">=</text:span><text:span text:style-name="T42">"springBeanObjectFactory"</text:span><text:span text:style-name="T1"> </text:span><text:span text:style-name="T36">class</text:span><text:span text:style-name="T3">=</text:span><text:span text:style-name="T42">"org.hotrod.runtime.spring.SpringBeanObjectFactory"</text:span><text:span text:style-name="T1"> </text:span><text:span text:style-name="T21">/&gt;</text:span></text:p>
      <text:p text:style-name="P29"/>
      <text:p text:style-name="P28"><text:span text:style-name="T3"><text:s text:c="2"/></text:span><text:span text:style-name="T21">&lt;</text:span><text:span text:style-name="T26">bean</text:span><text:span text:style-name="T1"> </text:span><text:span text:style-name="T36">id</text:span><text:span text:style-name="T3">=</text:span><text:span text:style-name="T42">"sqlSessionFactory"</text:span><text:span text:style-name="T1"> </text:span><text:span text:style-name="T36">class</text:span><text:span text:style-name="T3">=</text:span><text:span text:style-name="T42">"org.mybatis.spring.SqlSessionFactoryBean"</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dataSource"</text:span><text:span text:style-name="T1"> </text:span><text:span text:style-name="T36">ref</text:span><text:span text:style-name="T3">=</text:span><text:span text:style-name="T42">"dataSource"</text:span><text:span text:style-name="T1"> </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configLocation"</text:span><text:span text:style-name="T1"> </text:span><text:span text:style-name="T36">value</text:span><text:span text:style-name="T3">=</text:span><text:span text:style-name="T42">"mappers/primitives/mybatis-configuration.xml"</text:span><text:span text:style-name="T1"> </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objectFactory"</text:span><text:span text:style-name="T1"> </text:span><text:span text:style-name="T36">ref</text:span><text:span text:style-name="T3">=</text:span><text:span text:style-name="T42">"springBeanObjectFactory"</text:span><text:span text:style-name="T1"> </text:span><text:span text:style-name="T21">/&gt;</text:span></text:p>
      <text:p text:style-name="P28"><text:span text:style-name="T3"><text:s text:c="2"/></text:span><text:span text:style-name="T21">&lt;/</text:span><text:span text:style-name="T26">bean</text:span><text:span text:style-name="T21">&gt;</text:span></text:p>
      <text:p text:style-name="P29"/>
      <text:p text:style-name="P28"><text:span text:style-name="T3"><text:s text:c="2"/></text:span><text:span text:style-name="T21">&lt;</text:span><text:span text:style-name="T26">bean</text:span><text:span text:style-name="T1"> </text:span><text:span text:style-name="T36">id</text:span><text:span text:style-name="T3">=</text:span><text:span text:style-name="T42">"sqlSession"</text:span><text:span text:style-name="T1"> </text:span><text:span text:style-name="T36">class</text:span><text:span text:style-name="T3">=</text:span><text:span text:style-name="T42">"org.mybatis.spring.SqlSessionTemplate"</text:span><text:span text:style-name="T21">&gt;</text:span></text:p>
      <text:p text:style-name="P28"><text:span text:style-name="T3"><text:s text:c="4"/></text:span><text:span text:style-name="T21">&lt;</text:span><text:span text:style-name="T26">constructor-arg</text:span><text:span text:style-name="T1"> </text:span><text:span text:style-name="T36">index</text:span><text:span text:style-name="T3">=</text:span><text:span text:style-name="T42">"0"</text:span><text:span text:style-name="T1"> </text:span><text:span text:style-name="T36">ref</text:span><text:span text:style-name="T3">=</text:span><text:span text:style-name="T42">"sqlSessionFactory"</text:span><text:span text:style-name="T1"> </text:span><text:span text:style-name="T21">/&gt;</text:span></text:p>
      <text:p text:style-name="P28"><text:span text:style-name="T3"><text:s text:c="2"/></text:span><text:span text:style-name="T21">&lt;/</text:span><text:span text:style-name="T26">bean</text:span><text:span text:style-name="T21">&gt;</text:span></text:p>
      <text:p text:style-name="P29"/>
      <text:p text:style-name="P28"><text:span text:style-name="T3"><text:s text:c="2"/></text:span><text:span text:style-name="T21">&lt;</text:span><text:span text:style-name="T26">bean</text:span><text:span text:style-name="T1"> </text:span><text:span text:style-name="T36">id</text:span><text:span text:style-name="T3">=</text:span><text:span text:style-name="T42">"sqlDialectFactory"</text:span><text:span text:style-name="T1"> </text:span><text:span text:style-name="T36">class</text:span><text:span text:style-name="T3">=</text:span><text:span text:style-name="T42">"org.hotrod.runtime.livesql.dialects.SQLDialectFactory"</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dataSource"</text:span><text:span text:style-name="T1"> </text:span><text:span text:style-name="T36">ref</text:span><text:span text:style-name="T3">=</text:span><text:span text:style-name="T42">"dataSource"</text:span><text:span text:style-name="T1"> </text:span><text:span text:style-name="T21">/&gt;</text:span></text:p>
      <text:p text:style-name="P28"><text:span text:style-name="T3"><text:s text:c="2"/></text:span><text:span text:style-name="T21">&lt;/</text:span><text:span text:style-name="T26">bean</text:span><text:span text:style-name="T21">&gt;</text:span></text:p>
      <text:p text:style-name="P29"/>
      <text:p text:style-name="P28"><text:span text:style-name="T3"><text:s text:c="2"/></text:span><text:span text:style-name="T21">&lt;</text:span><text:span text:style-name="T26">bean</text:span><text:span text:style-name="T1"> </text:span><text:span text:style-name="T36">id</text:span><text:span text:style-name="T3">=</text:span><text:span text:style-name="T42">"transactionManager"</text:span><text:span text:style-name="T1"> </text:span><text:span text:style-name="T36">class</text:span><text:span text:style-name="T3">=</text:span><text:span text:style-name="T42">"org.springframework.jdbc.datasource.DataSourceTransactionManager"</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dataSource"</text:span><text:span text:style-name="T1"> </text:span><text:span text:style-name="T36">ref</text:span><text:span text:style-name="T3">=</text:span><text:span text:style-name="T42">"dataSource"</text:span><text:span text:style-name="T1"> </text:span><text:span text:style-name="T21">/&gt;</text:span></text:p>
      <text:p text:style-name="P28"><text:span text:style-name="T3"><text:s text:c="2"/></text:span><text:span text:style-name="T21">&lt;/</text:span><text:span text:style-name="T26">bean</text:span><text:span text:style-name="T21">&gt;</text:span></text:p>
      <text:p text:style-name="P29"/>
      <text:p text:style-name="P28"><text:span text:style-name="T3"><text:s text:c="2"/></text:span><text:span text:style-name="T21">&lt;</text:span><text:span text:style-name="T26">bean</text:span><text:span text:style-name="T1"> </text:span><text:span text:style-name="T36">id</text:span><text:span text:style-name="T3">=</text:span><text:span text:style-name="T42">"liveSQL"</text:span><text:span text:style-name="T1"> </text:span><text:span text:style-name="T36">class</text:span><text:span text:style-name="T3">=</text:span><text:span text:style-name="T42">"org.hotrod.runtime.livesql.LiveSQL"</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sqlSession"</text:span><text:span text:style-name="T1"> </text:span><text:span text:style-name="T36">ref</text:span><text:span text:style-name="T3">=</text:span><text:span text:style-name="T42">"sqlSession"</text:span><text:span text:style-name="T1"> </text:span><text:span text:style-name="T21">/&gt;</text:span></text:p>
      <text:p text:style-name="P28"><text:span text:style-name="T3"><text:s text:c="4"/></text:span><text:span text:style-name="T21">&lt;</text:span><text:span text:style-name="T26">property</text:span><text:span text:style-name="T1"> </text:span><text:span text:style-name="T36">name</text:span><text:span text:style-name="T3">=</text:span><text:span text:style-name="T42">"sqlDialect"</text:span><text:span text:style-name="T1"> </text:span><text:span text:style-name="T36">value</text:span><text:span text:style-name="T3">=</text:span><text:span text:style-name="T42">"#{sqlDialectFactory.sqlDialect}"</text:span><text:span text:style-name="T1"> </text:span><text:span text:style-name="T21">/&gt;</text:span></text:p>
      <text:p text:style-name="P28"><text:span text:style-name="T3"><text:s text:c="2"/></text:span><text:span text:style-name="T21">&lt;/</text:span><text:span text:style-name="T26">bean</text:span><text:span text:style-name="T21">&gt;</text:span></text:p>
      <text:p text:style-name="P29"/>
      <text:p text:style-name="P28"><text:span text:style-name="T21">&lt;/</text:span><text:span text:style-name="T26">beans</text:span><text:span text:style-name="T21">&gt;</text:span></text:p>
      <text:p text:style-name="P51"/>
      <text:p text:style-name="P10"><text:span text:style-name="T89">7</text:span><text:span text:style-name="T87">. Generar el código</text:span></text:p>
      <text:p text:style-name="P20"/>
      <text:p text:style-name="P20">Para generar todas las clases Java y mappers MyBatis usando Maven escriba:</text:p>
      <text:p text:style-name="P10"/>
      <text:p text:style-name="P67">mvn hotrod:gen</text:p>
      <text:p text:style-name="P7"/>
      <text:p text:style-name="P21">HotRod se conecta a la base de datos, extrae los detalles de las tablas, columnas, secuencias<text:span text:style-name="T103"> y</text:span> vistas; luego genera (o refresca) las clases Java y <text:span text:style-name="T104">comandos SQL</text:span> correspondientes. <text:span text:style-name="T105">A continuación se encuentra los detalles mostrados durante la generación:</text:span></text:p>
      <text:p text:style-name="P21"/>
      <text:p text:style-name="P86">[INFO] HotRod version 3.1.1 (build 20200602-004009) - Generate</text:p>
      <text:p text:style-name="P86">[INFO] </text:p>
      <text:p text:style-name="P86">[INFO] Configuration File: <text:span text:style-name="T74">.</text:span>/hello-hotrod/./hotrod.xml</text:p>
      <text:p text:style-name="P86">[INFO] HotRod Database Adapter: Oracle Adapter</text:p>
      <text:p text:style-name="P86">[INFO] Database URL: jdbc:oracle:thin:@192.168.56.95:1521:orcl</text:p>
      <text:p text:style-name="P86">[INFO] Database Name: Oracle - version 12.1 (Oracle Database 12c Standard Edition Release 12.1.0.2.0 - 64bit Production)</text:p>
      <text:p text:style-name="P86">[INFO] JDBC Driver: Oracle JDBC driver - version 19.3 (19.3.0.0.0) - implements JDBC Specification 4.2</text:p>
      <text:p text:style-name="P86">[INFO] <text:s/></text:p>
      <text:p text:style-name="P86">[INFO] Default Database Schema: <text:span text:style-name="T75">MY_SCHEMA</text:span></text:p>
      <text:p text:style-name="P86">[INFO] <text:s/></text:p>
      <text:p text:style-name="P86">[INFO] Generating all facets.</text:p>
      <text:p text:style-name="P86">[INFO] <text:s/></text:p>
      <text:p text:style-name="P86">[INFO] Table CUENTA included.</text:p>
      <text:p text:style-name="P86">[INFO] Table TRANSACCION included.</text:p>
      <text:p text:style-name="P86">[INFO] <text:s/></text:p>
      <text:p text:style-name="P87">[INFO] Total of: 2 tables, 0 views, 0 enums, 0 DAOs, and 0 sequences -- including 0 queries, and 0 selects.</text:p>
      <text:p text:style-name="P21"/>
      <text:p text:style-name="P47"><text:soft-page-break/>Para cada tabla incluida, ahora hay una clase Java DAO, <text:span text:style-name="T76">una clase VO primitivo, </text:span>una clase VO <text:span text:style-name="T76">concreto </text:span>y un mapper MyBatis (con las sentencias SQL detalladas para cada operación). <text:span text:style-name="T76">A continuación se lista los cuatro archivos creados para </text:span>la tabla CUENTA:</text:p>
      <text:p text:style-name="P47"/>
      <text:list xml:id="list1250798547" text:style-name="L3">
        <text:list-item>
          <text:p text:style-name="P94"><text:span text:style-name="T78">src/main/java/com/app/persistencia/primitives/CuentaDAO.java</text:span><text:span text:style-name="T76">: ofrece métodos para cada operación CRUD.</text:span></text:p>
        </text:list-item>
        <text:list-item>
          <text:p text:style-name="P93"><text:span text:style-name="T78">src/main/resources/mappers/primitives/primitives-cuenta.xml</text:span><text:span text:style-name="T76">: <text:s/>contiene todas las instrucciones SQL para cada método ofrecido por el DAO.</text:span></text:p>
        </text:list-item>
        <text:list-item>
          <text:p text:style-name="P93"><text:span text:style-name="T78">src/main/java/com/app/persistencia/primitives/Cuenta.java</text:span><text:span text:style-name="T76">: El VO primitivo incluye propiedades, getters y setters que representan las columnas de la tabla.</text:span></text:p>
        </text:list-item>
        <text:list-item>
          <text:p text:style-name="P93"><text:span text:style-name="T78">src/main/java/com/app/persistencia/CuentaVO.java</text:span><text:span text:style-name="T76">: El VO concreto hereda del VO primitivo y está orientado a ser enriquecida por el programador y </text:span><text:span text:style-name="T70">nunca</text:span><text:span text:style-name="T33"> </text:span><text:span text:style-name="T76">es actualizada por HotRod.</text:span></text:p>
        </text:list-item>
      </text:list>
      <text:p text:style-name="P47"/>
      <text:p text:style-name="P48">Con excepción de la última clase, los otros tres archivos son refrescados cada vez que se ejecuta la generación con el fin de que el modelo de clases represente fielmente los cambios que sufre la base de datos, tales como nuevas tablas, vistas, secuencias y columnas, así como eliminación de algunas de éstas.</text:p>
      <text:p text:style-name="P47"/>
      <text:p text:style-name="P35"><text:span text:style-name="T116">8</text:span>. Ejecutar la aplicación<text:span text:style-name="T79"> de prueba</text:span></text:p>
      <text:p text:style-name="P7"/>
      <text:p text:style-name="P21">Para ejecutar la aplicación de prueba usando Maven, escriba:</text:p>
      <text:p text:style-name="P7"/>
      <text:p text:style-name="P88">mvn exec:java -Dexec.cleanupDaemonThreads=false<text:span text:style-name="T114"> </text:span>-Dexec.mainClass="com.app.principal.App"</text:p>
      <text:p text:style-name="P7"/>
      <text:p text:style-name="P49">Que muestra:</text:p>
      <text:p text:style-name="P49"/>
      <text:p text:style-name="P89">[ Iniciando ejemplos ]</text:p>
      <text:p text:style-name="P89"><text:s/>- Saldo cuenta 102: $500.00</text:p>
      <text:p text:style-name="P89"><text:s text:c="3"/>- Transaccion #5110 - Fecha 28-Jan-2020 - Monto: $100,000.00</text:p>
      <text:p text:style-name="P89"><text:s text:c="3"/>- Transaccion #5111 - Fecha 22-Mar-2020 - Monto: $-99,500.00</text:p>
      <text:p text:style-name="P89">[ Ejemplos completados ]</text:p>
      <text:p text:style-name="P7"/>
      <text:p text:style-name="P54">Este ejemplo se conectó a la base de datos y ejecutó dos operaciones CRUD:</text:p>
      <text:list xml:id="list666189683" text:style-name="L5">
        <text:list-item>
          <text:p text:style-name="P82"><text:span text:style-name="T55">selectByPK()</text:span> en la tabla CUENTA.</text:p>
        </text:list-item>
        <text:list-item>
          <text:p text:style-name="P82"><text:span text:style-name="T55">selectByExample()</text:span> en la tabla TRANSACCION.</text:p>
        </text:list-item>
      </text:list>
      <text:p text:style-name="P54"/>
      <text:p text:style-name="P31">Anexo 1 - <text:span text:style-name="T15">Preparar las tablas de la base de datos</text:span></text:p>
      <text:p text:style-name="P1"/>
      <text:p text:style-name="P1">Ejecute el siguiente script de SQL en una base de datos Oracle:</text:p>
      <text:p text:style-name="P2"/>
      <text:p text:style-name="P27"><text:span text:style-name="T9">create</text:span><text:span text:style-name="T3"> </text:span><text:span text:style-name="T9">table</text:span><text:span text:style-name="T3"> </text:span><text:span text:style-name="T11">cuenta</text:span><text:span text:style-name="T3"> </text:span><text:span text:style-name="T11">(</text:span></text:p>
      <text:p text:style-name="P28"><text:span text:style-name="T3"><text:s text:c="2"/></text:span><text:span text:style-name="T11">id</text:span><text:span text:style-name="T3"> </text:span><text:span text:style-name="T11">number(18)</text:span><text:span text:style-name="T3"> </text:span><text:span text:style-name="T9">not</text:span><text:span text:style-name="T3"> </text:span><text:span text:style-name="T13">null</text:span><text:span text:style-name="T3"> </text:span><text:span text:style-name="T9">primary</text:span><text:span text:style-name="T3"> </text:span><text:span text:style-name="T9">key</text:span><text:span text:style-name="T11">,</text:span></text:p>
      <text:p text:style-name="P28"><text:span text:style-name="T3"><text:s text:c="2"/></text:span><text:span text:style-name="T11">nombre</text:span><text:span text:style-name="T3"> </text:span><text:span text:style-name="T11">varchar2(12)</text:span><text:span text:style-name="T3"> </text:span><text:span text:style-name="T9">not</text:span><text:span text:style-name="T3"> </text:span><text:span text:style-name="T13">null</text:span><text:span text:style-name="T11">,</text:span></text:p>
      <text:p text:style-name="P28"><text:span text:style-name="T3"><text:s text:c="2"/></text:span><text:span text:style-name="T11">creada_en</text:span><text:span text:style-name="T3"> </text:span><text:span text:style-name="T9">date</text:span><text:span text:style-name="T3"> </text:span><text:span text:style-name="T9">not</text:span><text:span text:style-name="T3"> </text:span><text:span text:style-name="T13">null</text:span><text:span text:style-name="T11">,</text:span></text:p>
      <text:p text:style-name="P28"><text:span text:style-name="T3"><text:s text:c="2"/></text:span><text:span text:style-name="T11">estado</text:span><text:span text:style-name="T3"> </text:span><text:span text:style-name="T9">char</text:span><text:span text:style-name="T11">(1)</text:span><text:span text:style-name="T3"> </text:span><text:span text:style-name="T9">not</text:span><text:span text:style-name="T3"> </text:span><text:span text:style-name="T13">null</text:span><text:span text:style-name="T3"> </text:span><text:span text:style-name="T9">check</text:span><text:span text:style-name="T3"> </text:span><text:span text:style-name="T11">(estado</text:span><text:span text:style-name="T3"> </text:span><text:span text:style-name="T9">in</text:span><text:span text:style-name="T3"> </text:span><text:span text:style-name="T11">(</text:span><text:span text:style-name="T14">'R'</text:span><text:span text:style-name="T11">,</text:span><text:span text:style-name="T3"> </text:span><text:span text:style-name="T14">'A'</text:span><text:span text:style-name="T11">,</text:span><text:span text:style-name="T3"> </text:span><text:span text:style-name="T14">'S'</text:span><text:span text:style-name="T11">,</text:span><text:span text:style-name="T3"> </text:span><text:span text:style-name="T14">'C'</text:span><text:span text:style-name="T11">)),</text:span></text:p>
      <text:p text:style-name="P28"><text:span text:style-name="T3"><text:s text:c="2"/></text:span><text:span text:style-name="T11">saldo</text:span><text:span text:style-name="T3"> </text:span><text:span text:style-name="T11">number(14,</text:span><text:span text:style-name="T3"> </text:span><text:span text:style-name="T11">2)</text:span><text:span text:style-name="T3"> </text:span><text:span text:style-name="T9">not</text:span><text:span text:style-name="T3"> </text:span><text:span text:style-name="T13">null</text:span></text:p>
      <text:p text:style-name="P64">);</text:p>
      <text:p text:style-name="P29"/>
      <text:p text:style-name="P28"><text:span text:style-name="T9">insert</text:span><text:span text:style-name="T3"> </text:span><text:span text:style-name="T9">into</text:span><text:span text:style-name="T3"> </text:span><text:span text:style-name="T11">cuenta</text:span><text:span text:style-name="T3"> </text:span><text:span text:style-name="T11">(id,</text:span><text:span text:style-name="T3"> </text:span><text:span text:style-name="T11">nombre,</text:span><text:span text:style-name="T3"> </text:span><text:span text:style-name="T11">creada_en,</text:span><text:span text:style-name="T3"> </text:span><text:span text:style-name="T11">estado,</text:span><text:span text:style-name="T3"> </text:span><text:span text:style-name="T11">saldo)</text:span><text:span text:style-name="T3"> </text:span></text:p>
      <text:p text:style-name="P28"><text:span text:style-name="T3"><text:s text:c="2"/></text:span><text:span text:style-name="T9">values</text:span><text:span text:style-name="T3"> </text:span><text:span text:style-name="T11">(101,</text:span><text:span text:style-name="T3"> </text:span><text:span text:style-name="T14">'CC-101'</text:span><text:span text:style-name="T11">,</text:span><text:span text:style-name="T3"> </text:span><text:span text:style-name="T9">date</text:span><text:span text:style-name="T3"> </text:span><text:span text:style-name="T14">'2019-12-03'</text:span><text:span text:style-name="T11">,</text:span><text:span text:style-name="T3"> </text:span><text:span text:style-name="T14">'A'</text:span><text:span text:style-name="T11">,</text:span><text:span text:style-name="T3"> </text:span><text:span text:style-name="T11">150000);</text:span></text:p>
      <text:p text:style-name="P28"><text:span text:style-name="T9">insert</text:span><text:span text:style-name="T3"> </text:span><text:span text:style-name="T9">into</text:span><text:span text:style-name="T3"> </text:span><text:span text:style-name="T11">cuenta</text:span><text:span text:style-name="T3"> </text:span><text:span text:style-name="T11">(id,</text:span><text:span text:style-name="T3"> </text:span><text:span text:style-name="T11">nombre,</text:span><text:span text:style-name="T3"> </text:span><text:span text:style-name="T11">creada_en,</text:span><text:span text:style-name="T3"> </text:span><text:span text:style-name="T11">estado,</text:span><text:span text:style-name="T3"> </text:span><text:span text:style-name="T11">saldo)</text:span></text:p>
      <text:p text:style-name="P28"><text:span text:style-name="T3"><text:s text:c="2"/></text:span><text:span text:style-name="T9">values</text:span><text:span text:style-name="T3"> </text:span><text:span text:style-name="T11">(102,</text:span><text:span text:style-name="T3"> </text:span><text:span text:style-name="T14">'CC-102'</text:span><text:span text:style-name="T11">,</text:span><text:span text:style-name="T3"> </text:span><text:span text:style-name="T9">date</text:span><text:span text:style-name="T3"> </text:span><text:span text:style-name="T14">'2020-01-15'</text:span><text:span text:style-name="T11">,</text:span><text:span text:style-name="T3"> </text:span><text:span text:style-name="T14">'S'</text:span><text:span text:style-name="T11">,</text:span><text:span text:style-name="T3"> </text:span><text:span text:style-name="T11">500);</text:span></text:p>
      <text:p text:style-name="P28"><text:span text:style-name="T9">insert</text:span><text:span text:style-name="T3"> </text:span><text:span text:style-name="T9">into</text:span><text:span text:style-name="T3"> </text:span><text:span text:style-name="T11">cuenta</text:span><text:span text:style-name="T3"> </text:span><text:span text:style-name="T11">(id,</text:span><text:span text:style-name="T3"> </text:span><text:span text:style-name="T11">nombre,</text:span><text:span text:style-name="T3"> </text:span><text:span text:style-name="T11">creada_en,</text:span><text:span text:style-name="T3"> </text:span><text:span text:style-name="T11">estado,</text:span><text:span text:style-name="T3"> </text:span><text:span text:style-name="T11">saldo)</text:span></text:p>
      <text:p text:style-name="P28"><text:span text:style-name="T3"><text:s text:c="2"/></text:span><text:span text:style-name="T9">values</text:span><text:span text:style-name="T3"> </text:span><text:span text:style-name="T11">(103,</text:span><text:span text:style-name="T3"> </text:span><text:span text:style-name="T14">'CC-103'</text:span><text:span text:style-name="T11">,</text:span><text:span text:style-name="T3"> </text:span><text:span text:style-name="T9">date</text:span><text:span text:style-name="T3"> </text:span><text:span text:style-name="T14">'2020-04-27'</text:span><text:span text:style-name="T11">,</text:span><text:span text:style-name="T3"> </text:span><text:span text:style-name="T14">'A'</text:span><text:span text:style-name="T11">,</text:span><text:span text:style-name="T3"> </text:span><text:span text:style-name="T11">72000);</text:span></text:p>
      <text:p text:style-name="P29"/>
      <text:p text:style-name="P28"><text:span text:style-name="T9">create</text:span><text:span text:style-name="T3"> </text:span><text:span text:style-name="T9">table</text:span><text:span text:style-name="T3"> </text:span><text:span text:style-name="T11">transaccion</text:span><text:span text:style-name="T3"> </text:span><text:span text:style-name="T11">(</text:span></text:p>
      <text:p text:style-name="P28"><text:span text:style-name="T3"><text:s text:c="2"/></text:span><text:span text:style-name="T11">id</text:span><text:span text:style-name="T3"> </text:span><text:span text:style-name="T11">number(18)</text:span><text:span text:style-name="T3"> </text:span><text:span text:style-name="T9">not</text:span><text:span text:style-name="T3"> </text:span><text:span text:style-name="T13">null</text:span><text:span text:style-name="T3"> </text:span><text:span text:style-name="T9">primary</text:span><text:span text:style-name="T3"> </text:span><text:span text:style-name="T9">key</text:span><text:span text:style-name="T11">,</text:span></text:p>
      <text:p text:style-name="P28"><text:span text:style-name="T3"><text:s text:c="2"/></text:span><text:span text:style-name="T11">id_cuenta</text:span><text:span text:style-name="T3"> </text:span><text:span text:style-name="T11">number(18)</text:span><text:span text:style-name="T3"> </text:span><text:span text:style-name="T9">not</text:span><text:span text:style-name="T3"> </text:span><text:span text:style-name="T13">null</text:span><text:span text:style-name="T11">,</text:span></text:p>
      <text:p text:style-name="P28"><text:span text:style-name="T3"><text:s text:c="2"/></text:span><text:span text:style-name="T11">monto</text:span><text:span text:style-name="T3"> </text:span><text:span text:style-name="T11">number(14,</text:span><text:span text:style-name="T3"> </text:span><text:span text:style-name="T11">2)</text:span><text:span text:style-name="T3"> </text:span><text:span text:style-name="T9">not</text:span><text:span text:style-name="T3"> </text:span><text:span text:style-name="T13">null</text:span><text:span text:style-name="T11">,</text:span></text:p>
      <text:p text:style-name="P28"><text:span text:style-name="T3"><text:s text:c="2"/></text:span><text:span text:style-name="T11">fecha</text:span><text:span text:style-name="T3"> </text:span><text:span text:style-name="T9">date</text:span><text:span text:style-name="T11">,</text:span></text:p>
      <text:p text:style-name="P28"><text:span text:style-name="T3"><text:s text:c="2"/></text:span><text:span text:style-name="T9">constraint</text:span><text:span text:style-name="T3"> </text:span><text:span text:style-name="T11">fk1</text:span><text:span text:style-name="T3"> </text:span><text:span text:style-name="T9">foreign</text:span><text:span text:style-name="T3"> </text:span><text:span text:style-name="T9">key</text:span><text:span text:style-name="T3"> </text:span><text:span text:style-name="T11">(id_cuenta)</text:span><text:span text:style-name="T3"> </text:span><text:span text:style-name="T9">references</text:span><text:span text:style-name="T3"> </text:span><text:span text:style-name="T11">cuenta</text:span><text:span text:style-name="T3"> </text:span><text:span text:style-name="T11">(id)</text:span></text:p>
      <text:p text:style-name="P64">);</text:p>
      <text:p text:style-name="P29"><text:bookmark-start text:name="__DdeLink__8914_674520623"/><text:bookmark-end text:name="__DdeLink__8914_674520623"/></text:p>
      <text:p text:style-name="P28"><text:span text:style-name="T9">create</text:span><text:span text:style-name="T3"> </text:span><text:span text:style-name="T9">index</text:span><text:span text:style-name="T3"> </text:span><text:span text:style-name="T11">ix1</text:span><text:span text:style-name="T3"> </text:span><text:span text:style-name="T9">on</text:span><text:span text:style-name="T3"> </text:span><text:span text:style-name="T11">transaccion</text:span><text:span text:style-name="T3"> </text:span><text:span text:style-name="T11">(id_cuenta);</text:span></text:p>
      <text:p text:style-name="P59"/>
      <text:p text:style-name="P28"><text:span text:style-name="T9">insert</text:span><text:span text:style-name="T3"> </text:span><text:span text:style-name="T9">into</text:span><text:span text:style-name="T3"> </text:span><text:span text:style-name="T11">transaccion</text:span><text:span text:style-name="T3"> </text:span><text:span text:style-name="T11">(id,</text:span><text:span text:style-name="T3"> </text:span><text:span text:style-name="T11">id_cuenta,</text:span><text:span text:style-name="T3"> </text:span><text:span text:style-name="T11">monto,</text:span><text:span text:style-name="T3"> </text:span><text:span text:style-name="T11">fecha)</text:span><text:span text:style-name="T3"> </text:span></text:p>
      <text:p text:style-name="P28"><text:span text:style-name="T3"><text:s text:c="2"/></text:span><text:span text:style-name="T9">values</text:span><text:span text:style-name="T3"> </text:span><text:span text:style-name="T11">(5100,</text:span><text:span text:style-name="T3"> </text:span><text:span text:style-name="T11">101,</text:span><text:span text:style-name="T3"> </text:span><text:span text:style-name="T11">100000,</text:span><text:span text:style-name="T3"> </text:span><text:span text:style-name="T9">date</text:span><text:span text:style-name="T3"> </text:span><text:span text:style-name="T14">'2019-12-03'</text:span><text:span text:style-name="T11">);</text:span></text:p>
      <text:p text:style-name="P28"><text:span text:style-name="T9">insert</text:span><text:span text:style-name="T3"> </text:span><text:span text:style-name="T9">into</text:span><text:span text:style-name="T3"> </text:span><text:span text:style-name="T11">transaccion</text:span><text:span text:style-name="T3"> </text:span><text:span text:style-name="T11">(id,</text:span><text:span text:style-name="T3"> </text:span><text:span text:style-name="T11">id_cuenta,</text:span><text:span text:style-name="T3"> </text:span><text:span text:style-name="T11">monto,</text:span><text:span text:style-name="T3"> </text:span><text:span text:style-name="T11">fecha)</text:span><text:span text:style-name="T3"> </text:span></text:p>
      <text:p text:style-name="P28"><text:span text:style-name="T3"><text:s text:c="2"/></text:span><text:span text:style-name="T9">values</text:span><text:span text:style-name="T3"> </text:span><text:span text:style-name="T11">(5101,</text:span><text:span text:style-name="T3"> </text:span><text:span text:style-name="T11">101,</text:span><text:span text:style-name="T3"> <text:s/></text:span><text:span text:style-name="T11">70000,</text:span><text:span text:style-name="T3"> </text:span><text:span text:style-name="T9">date</text:span><text:span text:style-name="T3"> </text:span><text:span text:style-name="T14">'2020-01-17'</text:span><text:span text:style-name="T11">);</text:span></text:p>
      <text:p text:style-name="P28"><text:span text:style-name="T9">insert</text:span><text:span text:style-name="T3"> </text:span><text:span text:style-name="T9">into</text:span><text:span text:style-name="T3"> </text:span><text:span text:style-name="T11">transaccion</text:span><text:span text:style-name="T3"> </text:span><text:span text:style-name="T11">(id,</text:span><text:span text:style-name="T3"> </text:span><text:span text:style-name="T11">id_cuenta,</text:span><text:span text:style-name="T3"> </text:span><text:span text:style-name="T11">monto,</text:span><text:span text:style-name="T3"> </text:span><text:span text:style-name="T11">fecha)</text:span><text:span text:style-name="T3"> </text:span></text:p>
      <text:p text:style-name="P28"><text:span text:style-name="T3"><text:s text:c="2"/></text:span><text:span text:style-name="T9">values</text:span><text:span text:style-name="T3"> </text:span><text:span text:style-name="T11">(5102,</text:span><text:span text:style-name="T3"> </text:span><text:span text:style-name="T11">101,</text:span><text:span text:style-name="T3"> </text:span><text:span text:style-name="T11">-20000,</text:span><text:span text:style-name="T3"> </text:span><text:span text:style-name="T9">date</text:span><text:span text:style-name="T3"> </text:span><text:span text:style-name="T14">'2020-02-05'</text:span><text:span text:style-name="T11">);</text:span></text:p>
      <text:p text:style-name="P29"/>
      <text:p text:style-name="P28"><text:span text:style-name="T9">insert</text:span><text:span text:style-name="T3"> </text:span><text:span text:style-name="T9">into</text:span><text:span text:style-name="T3"> </text:span><text:span text:style-name="T11">transaccion</text:span><text:span text:style-name="T3"> </text:span><text:span text:style-name="T11">(id,</text:span><text:span text:style-name="T3"> </text:span><text:span text:style-name="T11">id_cuenta,</text:span><text:span text:style-name="T3"> </text:span><text:span text:style-name="T11">monto,</text:span><text:span text:style-name="T3"> </text:span><text:span text:style-name="T11">fecha)</text:span><text:span text:style-name="T3"> </text:span></text:p>
      <text:p text:style-name="P28"><text:span text:style-name="T3"><text:s text:c="2"/></text:span><text:span text:style-name="T9">values</text:span><text:span text:style-name="T3"> </text:span><text:span text:style-name="T11">(5110,</text:span><text:span text:style-name="T3"> </text:span><text:span text:style-name="T11">102,</text:span><text:span text:style-name="T3"> </text:span><text:span text:style-name="T11">100000,</text:span><text:span text:style-name="T3"> </text:span><text:span text:style-name="T9">date</text:span><text:span text:style-name="T3"> </text:span><text:span text:style-name="T14">'2020-01-28'</text:span><text:span text:style-name="T11">);</text:span></text:p>
      <text:p text:style-name="P28"><text:span text:style-name="T9">insert</text:span><text:span text:style-name="T3"> </text:span><text:span text:style-name="T9">into</text:span><text:span text:style-name="T3"> </text:span><text:span text:style-name="T11">transaccion</text:span><text:span text:style-name="T3"> </text:span><text:span text:style-name="T11">(id,</text:span><text:span text:style-name="T3"> </text:span><text:span text:style-name="T11">id_cuenta,</text:span><text:span text:style-name="T3"> </text:span><text:span text:style-name="T11">monto,</text:span><text:span text:style-name="T3"> </text:span><text:span text:style-name="T11">fecha)</text:span><text:span text:style-name="T3"> </text:span></text:p>
      <text:p text:style-name="P28"><text:span text:style-name="T3"><text:s text:c="2"/></text:span><text:span text:style-name="T9">values</text:span><text:span text:style-name="T3"> </text:span><text:span text:style-name="T11">(5111,</text:span><text:span text:style-name="T3"> </text:span><text:span text:style-name="T11">102,</text:span><text:span text:style-name="T3"> </text:span><text:span text:style-name="T11">-99500,</text:span><text:span text:style-name="T3"> </text:span><text:span text:style-name="T9">date</text:span><text:span text:style-name="T3"> </text:span><text:span text:style-name="T14">'2020-03-22'</text:span><text:span text:style-name="T11">);</text:span></text:p>
      <text:p text:style-name="P29"/>
      <text:p text:style-name="P28"><text:span text:style-name="T9">insert</text:span><text:span text:style-name="T3"> </text:span><text:span text:style-name="T9">into</text:span><text:span text:style-name="T3"> </text:span><text:span text:style-name="T11">transaccion</text:span><text:span text:style-name="T3"> </text:span><text:span text:style-name="T11">(id,</text:span><text:span text:style-name="T3"> </text:span><text:span text:style-name="T11">id_cuenta,</text:span><text:span text:style-name="T3"> </text:span><text:span text:style-name="T11">monto,</text:span><text:span text:style-name="T3"> </text:span><text:span text:style-name="T11">fecha)</text:span><text:span text:style-name="T3"> </text:span></text:p>
      <text:p text:style-name="P28"><text:span text:style-name="T3"><text:s text:c="2"/></text:span><text:span text:style-name="T9">values</text:span><text:span text:style-name="T3"> </text:span><text:span text:style-name="T11">(5120,</text:span><text:span text:style-name="T3"> </text:span><text:span text:style-name="T11">103,</text:span><text:span text:style-name="T3"> <text:s/></text:span><text:span text:style-name="T11">72000,</text:span><text:span text:style-name="T3"> </text:span><text:span text:style-name="T9">date</text:span><text:span text:style-name="T3"> </text:span><text:span text:style-name="T14">'2020-04-27'</text:span><text:span text:style-name="T11">);</text:span></text:p>
      <text:p text:style-name="P70"><text:s text:c="2"/></text:p>
      <text:p text:style-name="P1">Este script incluye la creación de dos tablas e inserta algunas filas con datos en cada una.</text:p>
      <text:p text:style-name="P1"/>
      <text:p text:style-name="P1"/>
      <text:p text:style-name="P32">Anexo 2 - Preparar un proyecto Maven en Eclipse</text:p>
      <text:p text:style-name="P3"/>
      <text:p text:style-name="P4">Para crear un Proyecto Maven en Eclipse siga los pasos siguientes:</text:p>
      <text:p text:style-name="P3"/>
      <text:p text:style-name="P4">1. Crear el proyect en Eclipse</text:p>
      <text:p text:style-name="P4"/>
      <text:p text:style-name="P25">&gt; File &gt; New &gt; Other &gt; Maven Project &gt; [Next]</text:p>
      <text:p text:style-name="P25">&gt; [Next]</text:p>
      <text:p text:style-name="P25">&gt; maven-archetype-quickstart &gt; [Next]</text:p>
      <text:p text:style-name="P25"><text:s text:c="2"/>Group Id: test</text:p>
      <text:p text:style-name="P25"><text:s text:c="2"/>Artifact Id: hello-hotrod</text:p>
      <text:p text:style-name="P25">&gt; [Finish]</text:p>
      <text:p text:style-name="P4"/>
      <text:p text:style-name="P4">2. Configure el proyecto para Java 8</text:p>
      <text:p text:style-name="P30"/>
      <text:list xml:id="list4073431573" text:style-name="L1">
        <text:list-item>
          <text:p text:style-name="P71">Agregue las propiedades siguientes en el archivo pom.xml del proyecto:</text:p>
        </text:list-item>
      </text:list>
      <text:p text:style-name="P30"/>
      <text:p text:style-name="P25"><text:s text:c="2"/>&lt;properties&gt;</text:p>
      <text:p text:style-name="P25"><text:s text:c="4"/>&lt;project.build.sourceEncoding&gt;UTF-8&lt;/project.build.sourceEncoding&gt;</text:p>
      <text:p text:style-name="P25"><text:s text:c="4"/>&lt;maven.compiler.source&gt;1.8&lt;/maven.compiler.source&gt;</text:p>
      <text:p text:style-name="P25"><text:s text:c="4"/>&lt;maven.compiler.target&gt;1.8&lt;/maven.compiler.target&gt;</text:p>
      <text:p text:style-name="P25"><text:s text:c="2"/>&lt;/properties&gt;</text:p>
      <text:p text:style-name="P25"/>
      <text:list xml:id="list2657715312" text:style-name="L2">
        <text:list-item>
          <text:p text:style-name="P72">Actualice el proyecto Eclipse:</text:p>
        </text:list-item>
      </text:list>
      <text:p text:style-name="P30"/>
      <text:p text:style-name="P25">&gt; Right-click <text:span text:style-name="T17">en el proyecto </text:span>&gt; Maven &gt; Update Project... &gt; [OK]</text:p>
      <text:p text:style-name="P26"/>
      <text:p text:style-name="P52"/>
      <text:p text:style-name="P62"><text:span text:style-name="T116">Anexo 3 - Resumen de funcionalidades de HotRod</text:span></text:p>
      <text:p text:style-name="P75"/>
      <text:p text:style-name="P75">HotRod incluye reglas por defecto para determinar el tipo de datos Java de cada columnas para las 10 bases de datos que soporta. Sin embargo, estas reglas pueden ser modificadas agregando pseudo código en el archivo hotrod.xml (tag &lt;type-solver&gt;) en base a las propiedades de cada columna. En cualquier caso, las reglas por defecto o las reglas ampliadas, pueden ser ignoradas al agregar un tag &lt;column&gt; dentro de &lt;table&gt; (&lt;view&gt;, &lt;query&gt; o &lt;select&gt;) que indica directamente el tipo de datos Java deseado.</text:p>
      <text:p text:style-name="P75"/>
      <text:p text:style-name="P79">HotRod incluye conversores de datos. Por ejemplo un valor numérico 0 ó 1 podría ser tratado como Boolean en Java; el status de la cuenta podría ser tratado como una "enum" de Java con cuatro valores, etc.</text:p>
      <text:p text:style-name="P75"/>
      <text:p text:style-name="P75">HotRod puede reconoce tablas y vistas. Estas última puede ser actualizables (insert, delete, update) dependiendo de las reglas <text:span text:style-name="T80">disponibles en </text:span>cada base de datos.</text:p>
      <text:p text:style-name="P75"/>
      <text:p text:style-name="P75">HotRod puede usar secuencias e identi<text:span text:style-name="T80">dades (by default o always) </text:span>para generar valores de columnas.</text:p>
      <text:p text:style-name="P75"/>
      <text:p text:style-name="P75">HotRod puede considerar algunas tablas que no se modifican como &lt;enum&gt;. Esto permite simplificar y abaratar <text:span text:style-name="T81">fuertemente </text:span>el costo de los queries <text:span text:style-name="T81">que incluyen </text:span>tablas de tipo "dimensión"<text:span text:style-name="T82">, dao que no sería necesario accederlas ni cargarlas cada vez.</text:span></text:p>
      <text:p text:style-name="P75"/>
      <text:p text:style-name="P79">HotRod incluye funcionalidad de "optimistic locking" que se activa en una tabla al agregar el tag &lt;version-control-column&gt;; si falla la actualización o eliminación de una fila con optimistic locking HotRod lanza una RuntimeException que podría iniciar el roll back de la transacción.</text:p>
      <text:p text:style-name="P79"/>
      <text:p text:style-name="P79"><text:span text:style-name="T83">Los DAOs pueden exponer métodos para obtener </text:span>números de secuencias, si dichas sequencias son de propósito general y no están relacionadas a una única tabla.</text:p>
      <text:p text:style-name="P79"/>
      <text:p text:style-name="P81">Para bases de datos masi<text:span text:style-name="T106">v</text:span>as el archivo de configuración puede ser dividido en fragmentos administrados por equipos separados para evitar conflictos en el repositorio del código fuente.</text:p>
      <text:p text:style-name="P81"/>
      <text:p text:style-name="P81">El archivo de configuración puede incluir "facetas" que permiten realizar generaciones parciales.<text:span text:style-name="T106"> Esto puede ser útil para bases de datos masivas en donde se quiere generar sólo algunas tablas que han sido modificadas o agregadas.</text:span></text:p>
      <text:p text:style-name="P79"/>
      <text:p text:style-name="P79">HotRod include tres módulos:</text:p>
      <text:p text:style-name="P79"/>
      <text:list xml:id="list174660410" text:style-name="L4">
        <text:list-item>
          <text:p text:style-name="P78"><text:span text:style-name="T85">HotRod </text:span><text:span text:style-name="T84">CRUD</text:span>: <text:span text:style-name="T109">O</text:span>frece las operaciones básicas CRUD <text:span text:style-name="T109">(y unas pocas más avanzadas) en base a una </text:span>configuración<text:span text:style-name="T109"> mínima tal como se muestra en este ejemplo.</text:span></text:p>
        </text:list-item>
      </text:list>
      <text:p text:style-name="P79"/>
      <text:list xml:id="list111715009710800" text:continue-numbering="true" text:style-name="L4">
        <text:list-item>
          <text:p text:style-name="P78"><text:span text:style-name="T85">HotRod </text:span><text:span text:style-name="T84">LiveSQL</text:span>: permite ensamblar y ejecutar <text:span text:style-name="T111">SELECT</text:span>s <text:span text:style-name="T110">variados sólo por medio de </text:span>métodos Java. Retorna <text:span text:style-name="T107">una lista </text:span>de filas, en donde cada fila es un Map de propiedades<text:span text:style-name="T107"> (String, Object)</text:span>.</text:p>
        </text:list-item>
      </text:list>
      <text:p text:style-name="P79"/>
      <text:list xml:id="list111715074144853" text:continue-numbering="true" text:style-name="L4">
        <text:list-item>
          <text:p text:style-name="P78"><text:span text:style-name="T85">HotRod </text:span><text:span text:style-name="T84">Nitro</text:span>: Permite ejecutar queries complejos y/o de alta performance para <text:span text:style-name="T108">explotar al máximo </text:span>los recursos de la base de datos<text:span text:style-name="T112">, con un mínimo de esfuerzo de configuración</text:span>. Incluye SQL dinámico<text:span text:style-name="T108">s</text:span> parámetr<text:span text:style-name="T108">izados</text:span>, selects estructurados, asociaciones<text:span text:style-name="T108"> y</text:span> colecciones<text:span text:style-name="T92"> entro otros. Está orientado a proveer alta performance de ejecución y a automatizar VOs plenamente tipificados para JOINs u otros SELECTs complejos. Require configuración adicional para especificar cada query.</text:span></text:p>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5:43:15.424683599</meta:creation-date>
    <dc:date>2020-06-02T11:17:12.998860922</dc:date>
    <meta:editing-duration>PT18H30M10S</meta:editing-duration>
    <meta:editing-cycles>111</meta:editing-cycles>
    <meta:generator>LibreOffice/6.1.4.2$Linux_X86_64 LibreOffice_project/10$Build-2</meta:generator>
    <meta:document-statistic meta:table-count="0" meta:image-count="0" meta:object-count="0" meta:page-count="9" meta:paragraph-count="292" meta:word-count="1923" meta:character-count="17054" meta:non-whitespace-character-count="14695"/>
  </office:meta>
</office:document-meta>
</file>